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Montserrat" svg:font-family="Montserrat"/>
    <style:font-face style:name="Open Sans" svg:font-family="Open Sans"/>
  </office:font-face-decls>
  <office:automatic-styles>
    <style:style style:name="P1" style:family="paragraph" style:parent-style-name="Title" style:master-page-name="Standard">
      <style:paragraph-properties fo:text-align="center" fo:break-before="auto" fo:line-height="100%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T1_5" style:family="text"/>
    <style:style style:name="T1_6" style:family="text"/>
    <style:style style:name="T1_7" style:family="text"/>
    <style:style style:name="T1_8" style:family="text"/>
    <style:style style:name="T1_9" style:family="text"/>
    <style:style style:name="P2" style:family="paragraph" style:parent-style-name="Standard">
      <style:paragraph-properties fo:break-before="auto" fo:line-height="100%" style:writing-mode="lr-tb"/>
    </style:style>
    <style:style style:name="Table1" style:family="table">
      <style:table-properties table:align="left" style:width="24.156cm" fo:margin-left="0cm"/>
    </style:style>
    <style:style style:name="Column1" style:family="table-column">
      <style:table-column-properties style:column-width="11.509cm"/>
    </style:style>
    <style:style style:name="Column2" style:family="table-column">
      <style:table-column-properties style:column-width="0.952cm"/>
    </style:style>
    <style:style style:name="Column3" style:family="table-column">
      <style:table-column-properties style:column-width="11.695cm"/>
    </style:style>
    <style:style style:name="Row1" style:family="table-row"/>
    <style:style style:name="Cell1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P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4_1" style:family="text">
      <style:text-properties style:text-line-through-style="none" fo:font-style="normal" style:font-style-asian="normal" style:font-style-complex="normal" fo:color="#000000" style:font-name="Montserrat" fo:font-size="11pt" style:font-name-asian="Montserrat" style:font-size-asian="11pt" style:font-name-complex="Montserrat" style:font-size-complex="11pt" fo:font-weight="bold" style:font-weight-asian="bold" style:font-weight-complex="bold" style:text-underline-style="none"/>
    </style:style>
    <style:style style:name="P5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5_1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5_2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5_3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5_4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5_5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5_6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5_7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5_8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5_9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5_10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5_11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5_12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5_13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5_14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5_15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5_16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5_17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5_18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5_19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5_20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5_21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5_22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5_23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5_24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5_25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5_26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5_27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5_28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5_29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5_30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5_31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5_32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5_33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5_34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5_35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5_36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5_37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5_38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5_39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5_40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5_41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5_42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5_43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5_44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5_45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5_46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5_47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5_48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5_49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5_50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5_51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5_52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5_53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5_54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5_55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5_56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5_57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5_58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5_59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5_60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5_61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5_62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5_63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5_64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P6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P7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7_1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7_2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7_3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7_4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7_5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7_6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7_7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7_8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7_9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7_10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7_11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7_12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7_13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7_14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7_15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7_16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P8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P9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9_1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bold" style:font-weight-asian="bold" style:font-weight-complex="bold" style:text-underline-style="none"/>
    </style:style>
    <style:style style:name="T9_2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bold" style:font-weight-asian="bold" style:font-weight-complex="bold" style:text-underline-style="none"/>
    </style:style>
    <style:style style:name="T9_3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bold" style:font-weight-asian="bold" style:font-weight-complex="bold" style:text-underline-style="none"/>
    </style:style>
    <style:style style:name="T9_4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bold" style:font-weight-asian="bold" style:font-weight-complex="bold" style:text-underline-style="none"/>
    </style:style>
    <style:style style:name="T9_5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bold" style:font-weight-asian="bold" style:font-weight-complex="bold" style:text-underline-style="none"/>
    </style:style>
    <style:style style:name="T9_6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bold" style:font-weight-asian="bold" style:font-weight-complex="bold" style:text-underline-style="none"/>
    </style:style>
    <style:style style:name="T9_7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bold" style:font-weight-asian="bold" style:font-weight-complex="bold" style:text-underline-style="none"/>
    </style:style>
    <style:style style:name="T9_8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bold" style:font-weight-asian="bold" style:font-weight-complex="bold" style:text-underline-style="none"/>
    </style:style>
    <style:style style:name="T9_9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9_10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9_11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9_12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9_13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9_14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9_15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9_16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9_17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9_18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9_19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9_20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9_21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9_22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9_23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9_24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9_25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9_26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9_27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9_28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9_29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9_30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9_31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9_32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9_33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9_34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9_35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9_36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9_37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9_38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9_39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9_40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9_41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9_42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9_43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9_44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9_45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9_46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9_47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9_48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P10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P11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11_1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bold" style:font-weight-asian="bold" style:font-weight-complex="bold" style:text-underline-style="none"/>
    </style:style>
    <style:style style:name="T11_2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bold" style:font-weight-asian="bold" style:font-weight-complex="bold" style:text-underline-style="none"/>
    </style:style>
    <style:style style:name="T11_3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bold" style:font-weight-asian="bold" style:font-weight-complex="bold" style:text-underline-style="none"/>
    </style:style>
    <style:style style:name="T11_4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bold" style:font-weight-asian="bold" style:font-weight-complex="bold" style:text-underline-style="none"/>
    </style:style>
    <style:style style:name="T11_5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bold" style:font-weight-asian="bold" style:font-weight-complex="bold" style:text-underline-style="none"/>
    </style:style>
    <style:style style:name="T11_6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bold" style:font-weight-asian="bold" style:font-weight-complex="bold" style:text-underline-style="none"/>
    </style:style>
    <style:style style:name="T11_7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bold" style:font-weight-asian="bold" style:font-weight-complex="bold" style:text-underline-style="none"/>
    </style:style>
    <style:style style:name="T11_8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bold" style:font-weight-asian="bold" style:font-weight-complex="bold" style:text-underline-style="none"/>
    </style:style>
    <style:style style:name="T11_9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11_10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11_11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11_12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11_13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11_14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11_15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11_16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11_17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11_18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11_19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11_20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11_21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11_22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11_23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11_24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11_25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11_26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11_27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11_28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11_29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11_30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11_31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11_32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11_33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11_34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11_35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11_36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P12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P13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P1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4_1" style:family="text">
      <style:text-properties style:text-line-through-style="none" fo:font-style="normal" style:font-style-asian="normal" style:font-style-complex="normal" fo:color="#000000" style:font-name="Montserrat" fo:font-size="11pt" style:font-name-asian="Montserrat" style:font-size-asian="11pt" style:font-name-complex="Montserrat" style:font-size-complex="11pt" fo:font-weight="bold" style:font-weight-asian="bold" style:font-weight-complex="bold" style:text-underline-style="none"/>
    </style:style>
    <style:style style:name="T14_2" style:family="text">
      <style:text-properties style:text-line-through-style="none" fo:font-style="normal" style:font-style-asian="normal" style:font-style-complex="normal" fo:color="#000000" style:font-name="Montserrat" fo:font-size="11pt" style:font-name-asian="Montserrat" style:font-size-asian="11pt" style:font-name-complex="Montserrat" style:font-size-complex="11pt" fo:font-weight="bold" style:font-weight-asian="bold" style:font-weight-complex="bold" style:text-underline-style="none"/>
    </style:style>
    <style:style style:name="T14_3" style:family="text">
      <style:text-properties style:text-line-through-style="none" fo:font-style="normal" style:font-style-asian="normal" style:font-style-complex="normal" fo:color="#000000" style:font-name="Montserrat" fo:font-size="11pt" style:font-name-asian="Montserrat" style:font-size-asian="11pt" style:font-name-complex="Montserrat" style:font-size-complex="11pt" fo:font-weight="bold" style:font-weight-asian="bold" style:font-weight-complex="bold" style:text-underline-style="none"/>
    </style:style>
    <style:style style:name="P15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15_1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15_2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15_3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15_4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15_5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15_6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15_7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15_8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15_9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15_10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15_11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15_12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15_13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15_14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15_15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15_16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15_17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15_18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15_19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15_20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15_21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15_22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15_23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15_24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15_25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15_26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15_27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15_28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15_29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15_30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15_31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15_32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15_33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15_34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15_35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15_36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15_37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15_38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15_39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15_40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15_41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15_42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15_43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15_44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15_45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15_46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15_47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15_48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15_49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15_50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15_51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15_52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15_53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15_54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15_55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15_56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P16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16_1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16_2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16_3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16_4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16_5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16_6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16_7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16_8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16_9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16_10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16_11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16_12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16_13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16_14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P17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17_1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17_2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17_3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17_4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17_5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17_6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17_7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17_8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17_9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17_10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17_11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17_12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P18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18_1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18_2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18_3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18_4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18_5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18_6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18_7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18_8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18_9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18_10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18_11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18_12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18_13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18_14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18_15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18_16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18_17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18_18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18_19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18_20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P19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19_1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19_2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19_3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19_4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19_5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19_6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19_7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19_8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19_9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19_10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19_11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19_12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19_13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19_14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19_15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19_16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19_17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19_18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19_19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19_20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19_21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19_22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19_23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19_24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19_25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19_26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19_27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P20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P21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1_1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21_2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21_3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21_4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21_5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21_6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21_7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21_8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21_9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21_10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21_11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21_12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21_13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21_14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21_15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21_16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21_17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21_18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21_19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21_20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21_21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21_22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21_23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21_24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21_25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21_26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21_27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21_28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21_29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21_30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21_31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21_32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21_33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21_34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21_35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21_36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P22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P23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3_1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23_2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23_3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23_4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23_5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23_6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23_7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23_8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23_9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23_10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23_11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23_12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23_13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23_14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23_15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23_16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23_17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P24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P2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Cell2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2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Cell3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2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able2" style:family="table">
      <style:table-properties table:align="left" style:width="11.695cm" fo:margin-left="0cm"/>
    </style:style>
    <style:style style:name="Column4" style:family="table-column">
      <style:table-column-properties style:column-width="11.695cm"/>
    </style:style>
    <style:style style:name="Row2" style:family="table-row"/>
    <style:style style:name="Cell4" style:family="table-cell">
      <style:table-cell-properties style:vertical-align="top" fo:padding-top="0.071cm" fo:border-top="#000000 0.035cm solid" fo:padding-bottom="0.071cm" fo:border-bottom="#000000 0.035cm solid" fo:padding-left="0.071cm" fo:border-left="#000000 0.035cm solid" fo:padding-right="0.071cm" fo:border-right="#000000 0.035cm solid"/>
    </style:style>
    <style:style style:name="P2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8_1" style:family="text">
      <style:text-properties style:text-line-through-style="none" fo:font-style="normal" style:font-style-asian="normal" style:font-style-complex="normal" fo:color="#434343" style:font-name="Montserrat" fo:font-size="11pt" style:font-name-asian="Montserrat" style:font-size-asian="11pt" style:font-name-complex="Montserrat" style:font-size-complex="11pt" fo:font-weight="bold" style:font-weight-asian="bold" style:font-weight-complex="bold" style:text-underline-style="none"/>
    </style:style>
    <style:style style:name="T28_2" style:family="text">
      <style:text-properties style:text-line-through-style="none" fo:font-style="normal" style:font-style-asian="normal" style:font-style-complex="normal" fo:color="#434343" style:font-name="Montserrat" fo:font-size="11pt" style:font-name-asian="Montserrat" style:font-size-asian="11pt" style:font-name-complex="Montserrat" style:font-size-complex="11pt" fo:font-weight="bold" style:font-weight-asian="bold" style:font-weight-complex="bold" style:text-underline-style="none"/>
    </style:style>
    <style:style style:name="T28_3" style:family="text">
      <style:text-properties style:text-line-through-style="none" fo:font-style="normal" style:font-style-asian="normal" style:font-style-complex="normal" fo:color="#434343" style:font-name="Montserrat" fo:font-size="11pt" style:font-name-asian="Montserrat" style:font-size-asian="11pt" style:font-name-complex="Montserrat" style:font-size-complex="11pt" fo:font-weight="bold" style:font-weight-asian="bold" style:font-weight-complex="bold" style:text-underline-style="none"/>
    </style:style>
    <style:style style:name="T28_4" style:family="text">
      <style:text-properties style:text-line-through-style="none" fo:font-style="normal" style:font-style-asian="normal" style:font-style-complex="normal" fo:color="#434343" style:font-name="Montserrat" fo:font-size="11pt" style:font-name-asian="Montserrat" style:font-size-asian="11pt" style:font-name-complex="Montserrat" style:font-size-complex="11pt" fo:font-weight="bold" style:font-weight-asian="bold" style:font-weight-complex="bold" style:text-underline-style="none"/>
    </style:style>
    <style:style style:name="T28_5" style:family="text">
      <style:text-properties style:text-line-through-style="none" fo:font-style="normal" style:font-style-asian="normal" style:font-style-complex="normal" fo:color="#434343" style:font-name="Montserrat" fo:font-size="11pt" style:font-name-asian="Montserrat" style:font-size-asian="11pt" style:font-name-complex="Montserrat" style:font-size-complex="11pt" fo:font-weight="bold" style:font-weight-asian="bold" style:font-weight-complex="bold" style:text-underline-style="none"/>
    </style:style>
    <style:style style:name="T28_6" style:family="text">
      <style:text-properties style:text-line-through-style="none" fo:font-style="normal" style:font-style-asian="normal" style:font-style-complex="normal" fo:color="#434343" style:font-name="Montserrat" fo:font-size="11pt" style:font-name-asian="Montserrat" style:font-size-asian="11pt" style:font-name-complex="Montserrat" style:font-size-complex="11pt" fo:font-weight="bold" style:font-weight-asian="bold" style:font-weight-complex="bold" style:text-underline-style="none"/>
    </style:style>
    <style:style style:name="T28_7" style:family="text">
      <style:text-properties style:text-line-through-style="none" fo:font-style="normal" style:font-style-asian="normal" style:font-style-complex="normal" fo:color="#434343" style:font-name="Montserrat" fo:font-size="11pt" style:font-name-asian="Montserrat" style:font-size-asian="11pt" style:font-name-complex="Montserrat" style:font-size-complex="11pt" fo:font-weight="bold" style:font-weight-asian="bold" style:font-weight-complex="bold" style:text-underline-style="none"/>
    </style:style>
    <style:style style:name="P29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29_1" style:family="text">
      <style:text-properties style:text-line-through-style="none" fo:font-style="normal" style:font-style-asian="normal" style:font-style-complex="normal" fo:color="#434343" style:font-name="Open Sans" fo:font-size="11pt" style:font-name-asian="Open Sans" style:font-size-asian="11pt" style:font-name-complex="Open Sans" style:font-size-complex="11pt" fo:font-weight="bold" style:font-weight-asian="bold" style:font-weight-complex="bold" style:text-underline-style="none"/>
    </style:style>
    <style:style style:name="T29_2" style:family="text">
      <style:text-properties style:text-line-through-style="none" fo:font-style="normal" style:font-style-asian="normal" style:font-style-complex="normal" fo:color="#434343" style:font-name="Open Sans" fo:font-size="11pt" style:font-name-asian="Open Sans" style:font-size-asian="11pt" style:font-name-complex="Open Sans" style:font-size-complex="11pt" fo:font-weight="bold" style:font-weight-asian="bold" style:font-weight-complex="bold" style:text-underline-style="none"/>
    </style:style>
    <style:style style:name="T29_3" style:family="text">
      <style:text-properties style:text-line-through-style="none" fo:font-style="normal" style:font-style-asian="normal" style:font-style-complex="normal" fo:color="#434343" style:font-name="Open Sans" fo:font-size="11pt" style:font-name-asian="Open Sans" style:font-size-asian="11pt" style:font-name-complex="Open Sans" style:font-size-complex="11pt" fo:font-weight="bold" style:font-weight-asian="bold" style:font-weight-complex="bold" style:text-underline-style="none"/>
    </style:style>
    <style:style style:name="T29_4" style:family="text">
      <style:text-properties style:text-line-through-style="none" fo:font-style="normal" style:font-style-asian="normal" style:font-style-complex="normal" fo:color="#434343" style:font-name="Open Sans" fo:font-size="11pt" style:font-name-asian="Open Sans" style:font-size-asian="11pt" style:font-name-complex="Open Sans" style:font-size-complex="11pt" fo:font-weight="bold" style:font-weight-asian="bold" style:font-weight-complex="bold" style:text-underline-style="none"/>
    </style:style>
    <style:style style:name="T29_5" style:family="text">
      <style:text-properties style:text-line-through-style="none" fo:font-style="normal" style:font-style-asian="normal" style:font-style-complex="normal" fo:color="#434343" style:font-name="Open Sans" fo:font-size="11pt" style:font-name-asian="Open Sans" style:font-size-asian="11pt" style:font-name-complex="Open Sans" style:font-size-complex="11pt" fo:font-weight="bold" style:font-weight-asian="bold" style:font-weight-complex="bold" style:text-underline-style="none"/>
    </style:style>
    <style:style style:name="T29_6" style:family="text">
      <style:text-properties style:text-line-through-style="none" fo:font-style="normal" style:font-style-asian="normal" style:font-style-complex="normal" fo:color="#434343" style:font-name="Open Sans" fo:font-size="11pt" style:font-name-asian="Open Sans" style:font-size-asian="11pt" style:font-name-complex="Open Sans" style:font-size-complex="11pt" fo:font-weight="bold" style:font-weight-asian="bold" style:font-weight-complex="bold" style:text-underline-style="none"/>
    </style:style>
    <style:style style:name="T29_7" style:family="text">
      <style:text-properties style:text-line-through-style="none" fo:font-style="normal" style:font-style-asian="normal" style:font-style-complex="normal" fo:color="#43434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29_8" style:family="text">
      <style:text-properties style:text-line-through-style="none" fo:font-style="normal" style:font-style-asian="normal" style:font-style-complex="normal" fo:color="#43434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29_9" style:family="text">
      <style:text-properties style:text-line-through-style="none" fo:font-style="normal" style:font-style-asian="normal" style:font-style-complex="normal" fo:color="#43434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29_10" style:family="text">
      <style:text-properties style:text-line-through-style="none" fo:font-style="normal" style:font-style-asian="normal" style:font-style-complex="normal" fo:color="#43434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29_11" style:family="text">
      <style:text-properties style:text-line-through-style="none" fo:font-style="normal" style:font-style-asian="normal" style:font-style-complex="normal" fo:color="#43434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29_12" style:family="text">
      <style:text-properties style:text-line-through-style="none" fo:font-style="normal" style:font-style-asian="normal" style:font-style-complex="normal" fo:color="#43434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29_13" style:family="text">
      <style:text-properties style:text-line-through-style="none" fo:font-style="normal" style:font-style-asian="normal" style:font-style-complex="normal" fo:color="#43434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29_14" style:family="text">
      <style:text-properties style:text-line-through-style="none" fo:font-style="normal" style:font-style-asian="normal" style:font-style-complex="normal" fo:color="#43434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29_15" style:family="text">
      <style:text-properties style:text-line-through-style="none" fo:font-style="normal" style:font-style-asian="normal" style:font-style-complex="normal" fo:color="#43434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29_16" style:family="text">
      <style:text-properties style:text-line-through-style="none" fo:font-style="normal" style:font-style-asian="normal" style:font-style-complex="normal" fo:color="#43434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29_17" style:family="text">
      <style:text-properties style:text-line-through-style="none" fo:font-style="normal" style:font-style-asian="normal" style:font-style-complex="normal" fo:color="#43434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29_18" style:family="text">
      <style:text-properties style:text-line-through-style="none" fo:font-style="normal" style:font-style-asian="normal" style:font-style-complex="normal" fo:color="#43434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29_19" style:family="text">
      <style:text-properties style:text-line-through-style="none" fo:font-style="normal" style:font-style-asian="normal" style:font-style-complex="normal" fo:color="#43434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29_20" style:family="text">
      <style:text-properties style:text-line-through-style="none" fo:font-style="normal" style:font-style-asian="normal" style:font-style-complex="normal" fo:color="#43434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29_21" style:family="text">
      <style:text-properties style:text-line-through-style="none" fo:font-style="normal" style:font-style-asian="normal" style:font-style-complex="normal" fo:color="#43434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29_22" style:family="text">
      <style:text-properties style:text-line-through-style="none" fo:font-style="normal" style:font-style-asian="normal" style:font-style-complex="normal" fo:color="#43434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29_23" style:family="text">
      <style:text-properties style:text-line-through-style="none" fo:font-style="normal" style:font-style-asian="normal" style:font-style-complex="normal" fo:color="#43434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29_24" style:family="text">
      <style:text-properties style:text-line-through-style="none" fo:font-style="normal" style:font-style-asian="normal" style:font-style-complex="normal" fo:color="#43434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29_25" style:family="text">
      <style:text-properties style:text-line-through-style="none" fo:font-style="normal" style:font-style-asian="normal" style:font-style-complex="normal" fo:color="#43434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29_26" style:family="text">
      <style:text-properties style:text-line-through-style="none" fo:font-style="normal" style:font-style-asian="normal" style:font-style-complex="normal" fo:color="#43434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29_27" style:family="text">
      <style:text-properties style:text-line-through-style="none" fo:font-style="normal" style:font-style-asian="normal" style:font-style-complex="normal" fo:color="#43434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29_28" style:family="text">
      <style:text-properties style:text-line-through-style="none" fo:font-style="normal" style:font-style-asian="normal" style:font-style-complex="normal" fo:color="#43434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29_29" style:family="text">
      <style:text-properties style:text-line-through-style="none" fo:font-style="normal" style:font-style-asian="normal" style:font-style-complex="normal" fo:color="#43434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29_30" style:family="text">
      <style:text-properties style:text-line-through-style="none" fo:font-style="normal" style:font-style-asian="normal" style:font-style-complex="normal" fo:color="#43434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29_31" style:family="text">
      <style:text-properties style:text-line-through-style="none" fo:font-style="normal" style:font-style-asian="normal" style:font-style-complex="normal" fo:color="#43434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29_32" style:family="text">
      <style:text-properties style:text-line-through-style="none" fo:font-style="normal" style:font-style-asian="normal" style:font-style-complex="normal" fo:color="#43434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29_33" style:family="text">
      <style:text-properties style:text-line-through-style="none" fo:font-style="normal" style:font-style-asian="normal" style:font-style-complex="normal" fo:color="#43434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29_34" style:family="text">
      <style:text-properties style:text-line-through-style="none" fo:font-style="normal" style:font-style-asian="normal" style:font-style-complex="normal" fo:color="#43434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29_35" style:family="text">
      <style:text-properties style:text-line-through-style="none" fo:font-style="normal" style:font-style-asian="normal" style:font-style-complex="normal" fo:color="#43434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29_36" style:family="text">
      <style:text-properties style:text-line-through-style="none" fo:font-style="normal" style:font-style-asian="normal" style:font-style-complex="normal" fo:color="#43434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29_37" style:family="text">
      <style:text-properties style:text-line-through-style="none" fo:font-style="normal" style:font-style-asian="normal" style:font-style-complex="normal" fo:color="#43434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29_38" style:family="text">
      <style:text-properties style:text-line-through-style="none" fo:font-style="normal" style:font-style-asian="normal" style:font-style-complex="normal" fo:color="#43434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29_39" style:family="text">
      <style:text-properties style:text-line-through-style="none" fo:font-style="normal" style:font-style-asian="normal" style:font-style-complex="normal" fo:color="#43434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29_40" style:family="text">
      <style:text-properties style:text-line-through-style="none" fo:font-style="normal" style:font-style-asian="normal" style:font-style-complex="normal" fo:color="#43434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29_41" style:family="text">
      <style:text-properties style:text-line-through-style="none" fo:font-style="normal" style:font-style-asian="normal" style:font-style-complex="normal" fo:color="#43434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29_42" style:family="text">
      <style:text-properties style:text-line-through-style="none" fo:font-style="normal" style:font-style-asian="normal" style:font-style-complex="normal" fo:color="#43434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29_43" style:family="text">
      <style:text-properties style:text-line-through-style="none" fo:font-style="normal" style:font-style-asian="normal" style:font-style-complex="normal" fo:color="#43434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29_44" style:family="text">
      <style:text-properties style:text-line-through-style="none" fo:font-style="normal" style:font-style-asian="normal" style:font-style-complex="normal" fo:color="#43434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29_45" style:family="text">
      <style:text-properties style:text-line-through-style="none" fo:font-style="normal" style:font-style-asian="normal" style:font-style-complex="normal" fo:color="#43434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29_46" style:family="text">
      <style:text-properties style:text-line-through-style="none" fo:font-style="normal" style:font-style-asian="normal" style:font-style-complex="normal" fo:color="#43434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29_47" style:family="text">
      <style:text-properties style:text-line-through-style="none" fo:font-style="normal" style:font-style-asian="normal" style:font-style-complex="normal" fo:color="#43434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29_48" style:family="text">
      <style:text-properties style:text-line-through-style="none" fo:font-style="normal" style:font-style-asian="normal" style:font-style-complex="normal" fo:color="#43434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29_49" style:family="text">
      <style:text-properties style:text-line-through-style="none" fo:font-style="normal" style:font-style-asian="normal" style:font-style-complex="normal" fo:color="#43434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29_50" style:family="text">
      <style:text-properties style:text-line-through-style="none" fo:font-style="normal" style:font-style-asian="normal" style:font-style-complex="normal" fo:color="#43434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29_51" style:family="text">
      <style:text-properties style:text-line-through-style="none" fo:font-style="normal" style:font-style-asian="normal" style:font-style-complex="normal" fo:color="#43434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29_52" style:family="text">
      <style:text-properties style:text-line-through-style="none" fo:font-style="normal" style:font-style-asian="normal" style:font-style-complex="normal" fo:color="#43434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29_53" style:family="text">
      <style:text-properties style:text-line-through-style="none" fo:font-style="normal" style:font-style-asian="normal" style:font-style-complex="normal" fo:color="#43434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29_54" style:family="text">
      <style:text-properties style:text-line-through-style="none" fo:font-style="normal" style:font-style-asian="normal" style:font-style-complex="normal" fo:color="#43434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29_55" style:family="text">
      <style:text-properties style:text-line-through-style="none" fo:font-style="normal" style:font-style-asian="normal" style:font-style-complex="normal" fo:color="#43434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29_56" style:family="text">
      <style:text-properties style:text-line-through-style="none" fo:font-style="normal" style:font-style-asian="normal" style:font-style-complex="normal" fo:color="#43434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29_57" style:family="text">
      <style:text-properties style:text-line-through-style="none" fo:font-style="normal" style:font-style-asian="normal" style:font-style-complex="normal" fo:color="#43434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29_58" style:family="text">
      <style:text-properties style:text-line-through-style="none" fo:font-style="normal" style:font-style-asian="normal" style:font-style-complex="normal" fo:color="#43434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29_59" style:family="text">
      <style:text-properties style:text-line-through-style="none" fo:font-style="normal" style:font-style-asian="normal" style:font-style-complex="normal" fo:color="#43434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29_60" style:family="text">
      <style:text-properties style:text-line-through-style="none" fo:font-style="normal" style:font-style-asian="normal" style:font-style-complex="normal" fo:color="#43434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29_61" style:family="text">
      <style:text-properties style:text-line-through-style="none" fo:font-style="normal" style:font-style-asian="normal" style:font-style-complex="normal" fo:color="#43434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29_62" style:family="text">
      <style:text-properties style:text-line-through-style="none" fo:font-style="normal" style:font-style-asian="normal" style:font-style-complex="normal" fo:color="#43434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29_63" style:family="text">
      <style:text-properties style:text-line-through-style="none" fo:font-style="normal" style:font-style-asian="normal" style:font-style-complex="normal" fo:color="#43434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29_64" style:family="text">
      <style:text-properties style:text-line-through-style="none" fo:font-style="normal" style:font-style-asian="normal" style:font-style-complex="normal" fo:color="#43434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29_65" style:family="text">
      <style:text-properties style:text-line-through-style="none" fo:font-style="normal" style:font-style-asian="normal" style:font-style-complex="normal" fo:color="#43434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29_66" style:family="text">
      <style:text-properties style:text-line-through-style="none" fo:font-style="normal" style:font-style-asian="normal" style:font-style-complex="normal" fo:color="#43434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29_67" style:family="text">
      <style:text-properties style:text-line-through-style="none" fo:font-style="normal" style:font-style-asian="normal" style:font-style-complex="normal" fo:color="#43434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29_68" style:family="text">
      <style:text-properties style:text-line-through-style="none" fo:font-style="normal" style:font-style-asian="normal" style:font-style-complex="normal" fo:color="#43434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29_69" style:family="text">
      <style:text-properties style:text-line-through-style="none" fo:font-style="normal" style:font-style-asian="normal" style:font-style-complex="normal" fo:color="#43434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29_70" style:family="text">
      <style:text-properties style:text-line-through-style="none" fo:font-style="normal" style:font-style-asian="normal" style:font-style-complex="normal" fo:color="#43434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29_71" style:family="text">
      <style:text-properties style:text-line-through-style="none" fo:font-style="normal" style:font-style-asian="normal" style:font-style-complex="normal" fo:color="#43434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29_72" style:family="text">
      <style:text-properties style:text-line-through-style="none" fo:font-style="normal" style:font-style-asian="normal" style:font-style-complex="normal" fo:color="#43434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29_73" style:family="text">
      <style:text-properties style:text-line-through-style="none" fo:font-style="normal" style:font-style-asian="normal" style:font-style-complex="normal" fo:color="#43434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29_74" style:family="text">
      <style:text-properties style:text-line-through-style="none" fo:font-style="normal" style:font-style-asian="normal" style:font-style-complex="normal" fo:color="#43434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29_75" style:family="text">
      <style:text-properties style:text-line-through-style="none" fo:font-style="normal" style:font-style-asian="normal" style:font-style-complex="normal" fo:color="#43434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29_76" style:family="text">
      <style:text-properties style:text-line-through-style="none" fo:font-style="normal" style:font-style-asian="normal" style:font-style-complex="normal" fo:color="#43434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P30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30_1" style:family="text">
      <style:text-properties style:text-line-through-style="none" fo:font-style="normal" style:font-style-asian="normal" style:font-style-complex="normal" fo:color="#434343" style:font-name="Open Sans" fo:font-size="11pt" style:font-name-asian="Open Sans" style:font-size-asian="11pt" style:font-name-complex="Open Sans" style:font-size-complex="11pt" fo:font-weight="bold" style:font-weight-asian="bold" style:font-weight-complex="bold" style:text-underline-style="none"/>
    </style:style>
    <style:style style:name="T30_2" style:family="text">
      <style:text-properties style:text-line-through-style="none" fo:font-style="normal" style:font-style-asian="normal" style:font-style-complex="normal" fo:color="#434343" style:font-name="Open Sans" fo:font-size="11pt" style:font-name-asian="Open Sans" style:font-size-asian="11pt" style:font-name-complex="Open Sans" style:font-size-complex="11pt" fo:font-weight="bold" style:font-weight-asian="bold" style:font-weight-complex="bold" style:text-underline-style="none"/>
    </style:style>
    <style:style style:name="T30_3" style:family="text">
      <style:text-properties style:text-line-through-style="none" fo:font-style="normal" style:font-style-asian="normal" style:font-style-complex="normal" fo:color="#43434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30_4" style:family="text">
      <style:text-properties style:text-line-through-style="none" fo:font-style="normal" style:font-style-asian="normal" style:font-style-complex="normal" fo:color="#43434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30_5" style:family="text">
      <style:text-properties style:text-line-through-style="none" fo:font-style="normal" style:font-style-asian="normal" style:font-style-complex="normal" fo:color="#43434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30_6" style:family="text">
      <style:text-properties style:text-line-through-style="none" fo:font-style="normal" style:font-style-asian="normal" style:font-style-complex="normal" fo:color="#43434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30_7" style:family="text">
      <style:text-properties style:text-line-through-style="none" fo:font-style="normal" style:font-style-asian="normal" style:font-style-complex="normal" fo:color="#43434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30_8" style:family="text">
      <style:text-properties style:text-line-through-style="none" fo:font-style="normal" style:font-style-asian="normal" style:font-style-complex="normal" fo:color="#43434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30_9" style:family="text">
      <style:text-properties style:text-line-through-style="none" fo:font-style="normal" style:font-style-asian="normal" style:font-style-complex="normal" fo:color="#43434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30_10" style:family="text">
      <style:text-properties style:text-line-through-style="none" fo:font-style="normal" style:font-style-asian="normal" style:font-style-complex="normal" fo:color="#43434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30_11" style:family="text">
      <style:text-properties style:text-line-through-style="none" fo:font-style="normal" style:font-style-asian="normal" style:font-style-complex="normal" fo:color="#43434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30_12" style:family="text">
      <style:text-properties style:text-line-through-style="none" fo:font-style="normal" style:font-style-asian="normal" style:font-style-complex="normal" fo:color="#43434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30_13" style:family="text">
      <style:text-properties style:text-line-through-style="none" fo:font-style="normal" style:font-style-asian="normal" style:font-style-complex="normal" fo:color="#43434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30_14" style:family="text">
      <style:text-properties style:text-line-through-style="none" fo:font-style="normal" style:font-style-asian="normal" style:font-style-complex="normal" fo:color="#43434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30_15" style:family="text">
      <style:text-properties style:text-line-through-style="none" fo:font-style="normal" style:font-style-asian="normal" style:font-style-complex="normal" fo:color="#43434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30_16" style:family="text">
      <style:text-properties style:text-line-through-style="none" fo:font-style="normal" style:font-style-asian="normal" style:font-style-complex="normal" fo:color="#43434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30_17" style:family="text">
      <style:text-properties style:text-line-through-style="none" fo:font-style="normal" style:font-style-asian="normal" style:font-style-complex="normal" fo:color="#43434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30_18" style:family="text">
      <style:text-properties style:text-line-through-style="none" fo:font-style="normal" style:font-style-asian="normal" style:font-style-complex="normal" fo:color="#43434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30_19" style:family="text">
      <style:text-properties style:text-line-through-style="none" fo:font-style="normal" style:font-style-asian="normal" style:font-style-complex="normal" fo:color="#43434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30_20" style:family="text">
      <style:text-properties style:text-line-through-style="none" fo:font-style="normal" style:font-style-asian="normal" style:font-style-complex="normal" fo:color="#43434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30_21" style:family="text">
      <style:text-properties style:text-line-through-style="none" fo:font-style="normal" style:font-style-asian="normal" style:font-style-complex="normal" fo:color="#43434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30_22" style:family="text">
      <style:text-properties style:text-line-through-style="none" fo:font-style="normal" style:font-style-asian="normal" style:font-style-complex="normal" fo:color="#43434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30_23" style:family="text">
      <style:text-properties style:text-line-through-style="none" fo:font-style="normal" style:font-style-asian="normal" style:font-style-complex="normal" fo:color="#43434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30_24" style:family="text">
      <style:text-properties style:text-line-through-style="none" fo:font-style="normal" style:font-style-asian="normal" style:font-style-complex="normal" fo:color="#43434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30_25" style:family="text">
      <style:text-properties style:text-line-through-style="none" fo:font-style="normal" style:font-style-asian="normal" style:font-style-complex="normal" fo:color="#43434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30_26" style:family="text">
      <style:text-properties style:text-line-through-style="none" fo:font-style="normal" style:font-style-asian="normal" style:font-style-complex="normal" fo:color="#43434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30_27" style:family="text">
      <style:text-properties style:text-line-through-style="none" fo:font-style="normal" style:font-style-asian="normal" style:font-style-complex="normal" fo:color="#43434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30_28" style:family="text">
      <style:text-properties style:text-line-through-style="none" fo:font-style="normal" style:font-style-asian="normal" style:font-style-complex="normal" fo:color="#43434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30_29" style:family="text">
      <style:text-properties style:text-line-through-style="none" fo:font-style="normal" style:font-style-asian="normal" style:font-style-complex="normal" fo:color="#43434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30_30" style:family="text">
      <style:text-properties style:text-line-through-style="none" fo:font-style="normal" style:font-style-asian="normal" style:font-style-complex="normal" fo:color="#43434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30_31" style:family="text">
      <style:text-properties style:text-line-through-style="none" fo:font-style="normal" style:font-style-asian="normal" style:font-style-complex="normal" fo:color="#43434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30_32" style:family="text">
      <style:text-properties style:text-line-through-style="none" fo:font-style="normal" style:font-style-asian="normal" style:font-style-complex="normal" fo:color="#43434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30_33" style:family="text">
      <style:text-properties style:text-line-through-style="none" fo:font-style="normal" style:font-style-asian="normal" style:font-style-complex="normal" fo:color="#43434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30_34" style:family="text">
      <style:text-properties style:text-line-through-style="none" fo:font-style="normal" style:font-style-asian="normal" style:font-style-complex="normal" fo:color="#43434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P31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31_1" style:family="text">
      <style:text-properties style:text-line-through-style="none" fo:font-style="normal" style:font-style-asian="normal" style:font-style-complex="normal" fo:color="#434343" style:font-name="Open Sans" fo:font-size="11pt" style:font-name-asian="Open Sans" style:font-size-asian="11pt" style:font-name-complex="Open Sans" style:font-size-complex="11pt" fo:font-weight="bold" style:font-weight-asian="bold" style:font-weight-complex="bold" style:text-underline-style="none"/>
    </style:style>
    <style:style style:name="T31_2" style:family="text">
      <style:text-properties style:text-line-through-style="none" fo:font-style="normal" style:font-style-asian="normal" style:font-style-complex="normal" fo:color="#434343" style:font-name="Open Sans" fo:font-size="11pt" style:font-name-asian="Open Sans" style:font-size-asian="11pt" style:font-name-complex="Open Sans" style:font-size-complex="11pt" fo:font-weight="bold" style:font-weight-asian="bold" style:font-weight-complex="bold" style:text-underline-style="none"/>
    </style:style>
    <style:style style:name="T31_3" style:family="text">
      <style:text-properties style:text-line-through-style="none" fo:font-style="normal" style:font-style-asian="normal" style:font-style-complex="normal" fo:color="#43434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31_4" style:family="text">
      <style:text-properties style:text-line-through-style="none" fo:font-style="normal" style:font-style-asian="normal" style:font-style-complex="normal" fo:color="#43434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31_5" style:family="text">
      <style:text-properties style:text-line-through-style="none" fo:font-style="normal" style:font-style-asian="normal" style:font-style-complex="normal" fo:color="#43434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31_6" style:family="text">
      <style:text-properties style:text-line-through-style="none" fo:font-style="normal" style:font-style-asian="normal" style:font-style-complex="normal" fo:color="#43434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31_7" style:family="text">
      <style:text-properties style:text-line-through-style="none" fo:font-style="normal" style:font-style-asian="normal" style:font-style-complex="normal" fo:color="#43434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31_8" style:family="text">
      <style:text-properties style:text-line-through-style="none" fo:font-style="normal" style:font-style-asian="normal" style:font-style-complex="normal" fo:color="#43434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31_9" style:family="text">
      <style:text-properties style:text-line-through-style="none" fo:font-style="normal" style:font-style-asian="normal" style:font-style-complex="normal" fo:color="#43434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31_10" style:family="text">
      <style:text-properties style:text-line-through-style="none" fo:font-style="normal" style:font-style-asian="normal" style:font-style-complex="normal" fo:color="#43434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31_11" style:family="text">
      <style:text-properties style:text-line-through-style="none" fo:font-style="normal" style:font-style-asian="normal" style:font-style-complex="normal" fo:color="#43434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31_12" style:family="text">
      <style:text-properties style:text-line-through-style="none" fo:font-style="normal" style:font-style-asian="normal" style:font-style-complex="normal" fo:color="#43434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31_13" style:family="text">
      <style:text-properties style:text-line-through-style="none" fo:font-style="normal" style:font-style-asian="normal" style:font-style-complex="normal" fo:color="#43434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31_14" style:family="text">
      <style:text-properties style:text-line-through-style="none" fo:font-style="normal" style:font-style-asian="normal" style:font-style-complex="normal" fo:color="#43434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31_15" style:family="text">
      <style:text-properties style:text-line-through-style="none" fo:font-style="normal" style:font-style-asian="normal" style:font-style-complex="normal" fo:color="#43434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31_16" style:family="text">
      <style:text-properties style:text-line-through-style="none" fo:font-style="normal" style:font-style-asian="normal" style:font-style-complex="normal" fo:color="#43434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31_17" style:family="text">
      <style:text-properties style:text-line-through-style="none" fo:font-style="normal" style:font-style-asian="normal" style:font-style-complex="normal" fo:color="#43434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31_18" style:family="text">
      <style:text-properties style:text-line-through-style="none" fo:font-style="normal" style:font-style-asian="normal" style:font-style-complex="normal" fo:color="#43434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31_19" style:family="text">
      <style:text-properties style:text-line-through-style="none" fo:font-style="normal" style:font-style-asian="normal" style:font-style-complex="normal" fo:color="#43434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31_20" style:family="text">
      <style:text-properties style:text-line-through-style="none" fo:font-style="normal" style:font-style-asian="normal" style:font-style-complex="normal" fo:color="#43434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31_21" style:family="text">
      <style:text-properties style:text-line-through-style="none" fo:font-style="normal" style:font-style-asian="normal" style:font-style-complex="normal" fo:color="#43434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31_22" style:family="text">
      <style:text-properties style:text-line-through-style="none" fo:font-style="normal" style:font-style-asian="normal" style:font-style-complex="normal" fo:color="#43434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31_23" style:family="text">
      <style:text-properties style:text-line-through-style="none" fo:font-style="normal" style:font-style-asian="normal" style:font-style-complex="normal" fo:color="#43434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31_24" style:family="text">
      <style:text-properties style:text-line-through-style="none" fo:font-style="normal" style:font-style-asian="normal" style:font-style-complex="normal" fo:color="#43434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31_25" style:family="text">
      <style:text-properties style:text-line-through-style="none" fo:font-style="normal" style:font-style-asian="normal" style:font-style-complex="normal" fo:color="#43434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31_26" style:family="text">
      <style:text-properties style:text-line-through-style="none" fo:font-style="normal" style:font-style-asian="normal" style:font-style-complex="normal" fo:color="#43434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31_27" style:family="text">
      <style:text-properties style:text-line-through-style="none" fo:font-style="normal" style:font-style-asian="normal" style:font-style-complex="normal" fo:color="#43434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31_28" style:family="text">
      <style:text-properties style:text-line-through-style="none" fo:font-style="normal" style:font-style-asian="normal" style:font-style-complex="normal" fo:color="#43434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31_29" style:family="text">
      <style:text-properties style:text-line-through-style="none" fo:font-style="normal" style:font-style-asian="normal" style:font-style-complex="normal" fo:color="#43434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31_30" style:family="text">
      <style:text-properties style:text-line-through-style="none" fo:font-style="normal" style:font-style-asian="normal" style:font-style-complex="normal" fo:color="#43434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31_31" style:family="text">
      <style:text-properties style:text-line-through-style="none" fo:font-style="normal" style:font-style-asian="normal" style:font-style-complex="normal" fo:color="#43434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31_32" style:family="text">
      <style:text-properties style:text-line-through-style="none" fo:font-style="normal" style:font-style-asian="normal" style:font-style-complex="normal" fo:color="#43434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31_33" style:family="text">
      <style:text-properties style:text-line-through-style="none" fo:font-style="normal" style:font-style-asian="normal" style:font-style-complex="normal" fo:color="#43434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31_34" style:family="text">
      <style:text-properties style:text-line-through-style="none" fo:font-style="normal" style:font-style-asian="normal" style:font-style-complex="normal" fo:color="#43434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31_35" style:family="text">
      <style:text-properties style:text-line-through-style="none" fo:font-style="normal" style:font-style-asian="normal" style:font-style-complex="normal" fo:color="#43434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31_36" style:family="text">
      <style:text-properties style:text-line-through-style="none" fo:font-style="normal" style:font-style-asian="normal" style:font-style-complex="normal" fo:color="#43434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31_37" style:family="text">
      <style:text-properties style:text-line-through-style="none" fo:font-style="normal" style:font-style-asian="normal" style:font-style-complex="normal" fo:color="#43434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31_38" style:family="text">
      <style:text-properties style:text-line-through-style="none" fo:font-style="normal" style:font-style-asian="normal" style:font-style-complex="normal" fo:color="#43434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31_39" style:family="text">
      <style:text-properties style:text-line-through-style="none" fo:font-style="normal" style:font-style-asian="normal" style:font-style-complex="normal" fo:color="#43434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31_40" style:family="text">
      <style:text-properties style:text-line-through-style="none" fo:font-style="normal" style:font-style-asian="normal" style:font-style-complex="normal" fo:color="#43434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31_41" style:family="text">
      <style:text-properties style:text-line-through-style="none" fo:font-style="normal" style:font-style-asian="normal" style:font-style-complex="normal" fo:color="#43434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31_42" style:family="text">
      <style:text-properties style:text-line-through-style="none" fo:font-style="normal" style:font-style-asian="normal" style:font-style-complex="normal" fo:color="#43434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31_43" style:family="text">
      <style:text-properties style:text-line-through-style="none" fo:font-style="normal" style:font-style-asian="normal" style:font-style-complex="normal" fo:color="#43434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31_44" style:family="text">
      <style:text-properties style:text-line-through-style="none" fo:font-style="normal" style:font-style-asian="normal" style:font-style-complex="normal" fo:color="#43434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31_45" style:family="text">
      <style:text-properties style:text-line-through-style="none" fo:font-style="normal" style:font-style-asian="normal" style:font-style-complex="normal" fo:color="#43434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31_46" style:family="text">
      <style:text-properties style:text-line-through-style="none" fo:font-style="normal" style:font-style-asian="normal" style:font-style-complex="normal" fo:color="#43434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31_47" style:family="text">
      <style:text-properties style:text-line-through-style="none" fo:font-style="normal" style:font-style-asian="normal" style:font-style-complex="normal" fo:color="#43434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31_48" style:family="text">
      <style:text-properties style:text-line-through-style="none" fo:font-style="normal" style:font-style-asian="normal" style:font-style-complex="normal" fo:color="#43434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P32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32_1" style:family="text">
      <style:text-properties style:text-line-through-style="none" fo:font-style="normal" style:font-style-asian="normal" style:font-style-complex="normal" fo:color="#434343" style:font-name="Open Sans" fo:font-size="11pt" style:font-name-asian="Open Sans" style:font-size-asian="11pt" style:font-name-complex="Open Sans" style:font-size-complex="11pt" fo:font-weight="bold" style:font-weight-asian="bold" style:font-weight-complex="bold" style:text-underline-style="none"/>
    </style:style>
    <style:style style:name="T32_2" style:family="text">
      <style:text-properties style:text-line-through-style="none" fo:font-style="normal" style:font-style-asian="normal" style:font-style-complex="normal" fo:color="#434343" style:font-name="Open Sans" fo:font-size="11pt" style:font-name-asian="Open Sans" style:font-size-asian="11pt" style:font-name-complex="Open Sans" style:font-size-complex="11pt" fo:font-weight="bold" style:font-weight-asian="bold" style:font-weight-complex="bold" style:text-underline-style="none"/>
    </style:style>
    <style:style style:name="T32_3" style:family="text">
      <style:text-properties style:text-line-through-style="none" fo:font-style="normal" style:font-style-asian="normal" style:font-style-complex="normal" fo:color="#43434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32_4" style:family="text">
      <style:text-properties style:text-line-through-style="none" fo:font-style="normal" style:font-style-asian="normal" style:font-style-complex="normal" fo:color="#43434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32_5" style:family="text">
      <style:text-properties style:text-line-through-style="none" fo:font-style="normal" style:font-style-asian="normal" style:font-style-complex="normal" fo:color="#43434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32_6" style:family="text">
      <style:text-properties style:text-line-through-style="none" fo:font-style="normal" style:font-style-asian="normal" style:font-style-complex="normal" fo:color="#43434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32_7" style:family="text">
      <style:text-properties style:text-line-through-style="none" fo:font-style="normal" style:font-style-asian="normal" style:font-style-complex="normal" fo:color="#43434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32_8" style:family="text">
      <style:text-properties style:text-line-through-style="none" fo:font-style="normal" style:font-style-asian="normal" style:font-style-complex="normal" fo:color="#43434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32_9" style:family="text">
      <style:text-properties style:text-line-through-style="none" fo:font-style="normal" style:font-style-asian="normal" style:font-style-complex="normal" fo:color="#43434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32_10" style:family="text">
      <style:text-properties style:text-line-through-style="none" fo:font-style="normal" style:font-style-asian="normal" style:font-style-complex="normal" fo:color="#43434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32_11" style:family="text">
      <style:text-properties style:text-line-through-style="none" fo:font-style="normal" style:font-style-asian="normal" style:font-style-complex="normal" fo:color="#43434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32_12" style:family="text">
      <style:text-properties style:text-line-through-style="none" fo:font-style="normal" style:font-style-asian="normal" style:font-style-complex="normal" fo:color="#43434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32_13" style:family="text">
      <style:text-properties style:text-line-through-style="none" fo:font-style="normal" style:font-style-asian="normal" style:font-style-complex="normal" fo:color="#43434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32_14" style:family="text">
      <style:text-properties style:text-line-through-style="none" fo:font-style="normal" style:font-style-asian="normal" style:font-style-complex="normal" fo:color="#43434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32_15" style:family="text">
      <style:text-properties style:text-line-through-style="none" fo:font-style="normal" style:font-style-asian="normal" style:font-style-complex="normal" fo:color="#43434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32_16" style:family="text">
      <style:text-properties style:text-line-through-style="none" fo:font-style="normal" style:font-style-asian="normal" style:font-style-complex="normal" fo:color="#43434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32_17" style:family="text">
      <style:text-properties style:text-line-through-style="none" fo:font-style="normal" style:font-style-asian="normal" style:font-style-complex="normal" fo:color="#43434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32_18" style:family="text">
      <style:text-properties style:text-line-through-style="none" fo:font-style="normal" style:font-style-asian="normal" style:font-style-complex="normal" fo:color="#43434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32_19" style:family="text">
      <style:text-properties style:text-line-through-style="none" fo:font-style="normal" style:font-style-asian="normal" style:font-style-complex="normal" fo:color="#43434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32_20" style:family="text">
      <style:text-properties style:text-line-through-style="none" fo:font-style="normal" style:font-style-asian="normal" style:font-style-complex="normal" fo:color="#43434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32_21" style:family="text">
      <style:text-properties style:text-line-through-style="none" fo:font-style="normal" style:font-style-asian="normal" style:font-style-complex="normal" fo:color="#43434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32_22" style:family="text">
      <style:text-properties style:text-line-through-style="none" fo:font-style="normal" style:font-style-asian="normal" style:font-style-complex="normal" fo:color="#43434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32_23" style:family="text">
      <style:text-properties style:text-line-through-style="none" fo:font-style="normal" style:font-style-asian="normal" style:font-style-complex="normal" fo:color="#43434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32_24" style:family="text">
      <style:text-properties style:text-line-through-style="none" fo:font-style="normal" style:font-style-asian="normal" style:font-style-complex="normal" fo:color="#43434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32_25" style:family="text">
      <style:text-properties style:text-line-through-style="none" fo:font-style="normal" style:font-style-asian="normal" style:font-style-complex="normal" fo:color="#43434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32_26" style:family="text">
      <style:text-properties style:text-line-through-style="none" fo:font-style="normal" style:font-style-asian="normal" style:font-style-complex="normal" fo:color="#43434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32_27" style:family="text">
      <style:text-properties style:text-line-through-style="none" fo:font-style="normal" style:font-style-asian="normal" style:font-style-complex="normal" fo:color="#43434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32_28" style:family="text">
      <style:text-properties style:text-line-through-style="none" fo:font-style="normal" style:font-style-asian="normal" style:font-style-complex="normal" fo:color="#43434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32_29" style:family="text">
      <style:text-properties style:text-line-through-style="none" fo:font-style="normal" style:font-style-asian="normal" style:font-style-complex="normal" fo:color="#43434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32_30" style:family="text">
      <style:text-properties style:text-line-through-style="none" fo:font-style="normal" style:font-style-asian="normal" style:font-style-complex="normal" fo:color="#43434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32_31" style:family="text">
      <style:text-properties style:text-line-through-style="none" fo:font-style="normal" style:font-style-asian="normal" style:font-style-complex="normal" fo:color="#43434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32_32" style:family="text">
      <style:text-properties style:text-line-through-style="none" fo:font-style="normal" style:font-style-asian="normal" style:font-style-complex="normal" fo:color="#43434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32_33" style:family="text">
      <style:text-properties style:text-line-through-style="none" fo:font-style="normal" style:font-style-asian="normal" style:font-style-complex="normal" fo:color="#43434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32_34" style:family="text">
      <style:text-properties style:text-line-through-style="none" fo:font-style="normal" style:font-style-asian="normal" style:font-style-complex="normal" fo:color="#43434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32_35" style:family="text">
      <style:text-properties style:text-line-through-style="none" fo:font-style="normal" style:font-style-asian="normal" style:font-style-complex="normal" fo:color="#43434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32_36" style:family="text">
      <style:text-properties style:text-line-through-style="none" fo:font-style="normal" style:font-style-asian="normal" style:font-style-complex="normal" fo:color="#43434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32_37" style:family="text">
      <style:text-properties style:text-line-through-style="none" fo:font-style="normal" style:font-style-asian="normal" style:font-style-complex="normal" fo:color="#43434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32_38" style:family="text">
      <style:text-properties style:text-line-through-style="none" fo:font-style="normal" style:font-style-asian="normal" style:font-style-complex="normal" fo:color="#43434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32_39" style:family="text">
      <style:text-properties style:text-line-through-style="none" fo:font-style="normal" style:font-style-asian="normal" style:font-style-complex="normal" fo:color="#43434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32_40" style:family="text">
      <style:text-properties style:text-line-through-style="none" fo:font-style="normal" style:font-style-asian="normal" style:font-style-complex="normal" fo:color="#43434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32_41" style:family="text">
      <style:text-properties style:text-line-through-style="none" fo:font-style="normal" style:font-style-asian="normal" style:font-style-complex="normal" fo:color="#43434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32_42" style:family="text">
      <style:text-properties style:text-line-through-style="none" fo:font-style="normal" style:font-style-asian="normal" style:font-style-complex="normal" fo:color="#43434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P33" style:family="paragraph" style:parent-style-name="Standard">
      <style:paragraph-properties fo:text-align="left" fo:break-before="auto" fo:line-height="100%" fo:margin-top="0cm" fo:margin-bottom="0cm" fo:margin-right="0cm" style:writing-mode="lr-tb"/>
    </style:style>
    <style:style style:name="T33_1" style:family="text">
      <style:text-properties style:text-line-through-style="none" fo:font-style="normal" style:font-style-asian="normal" style:font-style-complex="normal" fo:color="#434343" style:font-name="Open Sans" fo:font-size="11pt" style:font-name-asian="Open Sans" style:font-size-asian="11pt" style:font-name-complex="Open Sans" style:font-size-complex="11pt" fo:font-weight="bold" style:font-weight-asian="bold" style:font-weight-complex="bold" style:text-underline-style="none"/>
    </style:style>
    <style:style style:name="T33_2" style:family="text">
      <style:text-properties style:text-line-through-style="none" fo:font-style="normal" style:font-style-asian="normal" style:font-style-complex="normal" fo:color="#434343" style:font-name="Open Sans" fo:font-size="11pt" style:font-name-asian="Open Sans" style:font-size-asian="11pt" style:font-name-complex="Open Sans" style:font-size-complex="11pt" fo:font-weight="bold" style:font-weight-asian="bold" style:font-weight-complex="bold" style:text-underline-style="none"/>
    </style:style>
    <style:style style:name="T33_3" style:family="text">
      <style:text-properties style:text-line-through-style="none" fo:font-style="normal" style:font-style-asian="normal" style:font-style-complex="normal" fo:color="#434343" style:font-name="Open Sans" fo:font-size="11pt" style:font-name-asian="Open Sans" style:font-size-asian="11pt" style:font-name-complex="Open Sans" style:font-size-complex="11pt" fo:font-weight="bold" style:font-weight-asian="bold" style:font-weight-complex="bold" style:text-underline-style="none"/>
    </style:style>
    <style:style style:name="T33_4" style:family="text">
      <style:text-properties style:text-line-through-style="none" fo:font-style="normal" style:font-style-asian="normal" style:font-style-complex="normal" fo:color="#434343" style:font-name="Open Sans" fo:font-size="11pt" style:font-name-asian="Open Sans" style:font-size-asian="11pt" style:font-name-complex="Open Sans" style:font-size-complex="11pt" fo:font-weight="bold" style:font-weight-asian="bold" style:font-weight-complex="bold" style:text-underline-style="none"/>
    </style:style>
    <style:style style:name="T33_5" style:family="text">
      <style:text-properties style:text-line-through-style="none" fo:font-style="normal" style:font-style-asian="normal" style:font-style-complex="normal" fo:color="#434343" style:font-name="Open Sans" fo:font-size="11pt" style:font-name-asian="Open Sans" style:font-size-asian="11pt" style:font-name-complex="Open Sans" style:font-size-complex="11pt" fo:font-weight="bold" style:font-weight-asian="bold" style:font-weight-complex="bold" style:text-underline-style="none"/>
    </style:style>
    <style:style style:name="T33_6" style:family="text">
      <style:text-properties style:text-line-through-style="none" fo:font-style="normal" style:font-style-asian="normal" style:font-style-complex="normal" fo:color="#434343" style:font-name="Open Sans" fo:font-size="11pt" style:font-name-asian="Open Sans" style:font-size-asian="11pt" style:font-name-complex="Open Sans" style:font-size-complex="11pt" fo:font-weight="bold" style:font-weight-asian="bold" style:font-weight-complex="bold" style:text-underline-style="none"/>
    </style:style>
    <style:style style:name="T33_7" style:family="text">
      <style:text-properties style:text-line-through-style="none" fo:font-style="normal" style:font-style-asian="normal" style:font-style-complex="normal" fo:color="#434343" style:font-name="Open Sans" fo:font-size="11pt" style:font-name-asian="Open Sans" style:font-size-asian="11pt" style:font-name-complex="Open Sans" style:font-size-complex="11pt" fo:font-weight="bold" style:font-weight-asian="bold" style:font-weight-complex="bold" style:text-underline-style="none"/>
    </style:style>
    <style:style style:name="T33_8" style:family="text">
      <style:text-properties style:text-line-through-style="none" fo:font-style="normal" style:font-style-asian="normal" style:font-style-complex="normal" fo:color="#434343" style:font-name="Open Sans" fo:font-size="11pt" style:font-name-asian="Open Sans" style:font-size-asian="11pt" style:font-name-complex="Open Sans" style:font-size-complex="11pt" fo:font-weight="bold" style:font-weight-asian="bold" style:font-weight-complex="bold" style:text-underline-style="none"/>
    </style:style>
    <style:style style:name="T33_9" style:family="text">
      <style:text-properties style:text-line-through-style="none" fo:font-style="normal" style:font-style-asian="normal" style:font-style-complex="normal" fo:color="#43434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33_10" style:family="text">
      <style:text-properties style:text-line-through-style="none" fo:font-style="normal" style:font-style-asian="normal" style:font-style-complex="normal" fo:color="#43434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33_11" style:family="text">
      <style:text-properties style:text-line-through-style="none" fo:font-style="normal" style:font-style-asian="normal" style:font-style-complex="normal" fo:color="#43434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33_12" style:family="text">
      <style:text-properties style:text-line-through-style="none" fo:font-style="normal" style:font-style-asian="normal" style:font-style-complex="normal" fo:color="#43434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33_13" style:family="text">
      <style:text-properties style:text-line-through-style="none" fo:font-style="normal" style:font-style-asian="normal" style:font-style-complex="normal" fo:color="#43434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33_14" style:family="text">
      <style:text-properties style:text-line-through-style="none" fo:font-style="normal" style:font-style-asian="normal" style:font-style-complex="normal" fo:color="#43434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33_15" style:family="text">
      <style:text-properties style:text-line-through-style="none" fo:font-style="normal" style:font-style-asian="normal" style:font-style-complex="normal" fo:color="#43434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33_16" style:family="text">
      <style:text-properties style:text-line-through-style="none" fo:font-style="normal" style:font-style-asian="normal" style:font-style-complex="normal" fo:color="#43434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33_17" style:family="text">
      <style:text-properties style:text-line-through-style="none" fo:font-style="normal" style:font-style-asian="normal" style:font-style-complex="normal" fo:color="#43434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33_18" style:family="text">
      <style:text-properties style:text-line-through-style="none" fo:font-style="normal" style:font-style-asian="normal" style:font-style-complex="normal" fo:color="#43434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33_19" style:family="text">
      <style:text-properties style:text-line-through-style="none" fo:font-style="normal" style:font-style-asian="normal" style:font-style-complex="normal" fo:color="#43434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33_20" style:family="text">
      <style:text-properties style:text-line-through-style="none" fo:font-style="normal" style:font-style-asian="normal" style:font-style-complex="normal" fo:color="#43434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33_21" style:family="text">
      <style:text-properties style:text-line-through-style="none" fo:font-style="normal" style:font-style-asian="normal" style:font-style-complex="normal" fo:color="#43434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33_22" style:family="text">
      <style:text-properties style:text-line-through-style="none" fo:font-style="normal" style:font-style-asian="normal" style:font-style-complex="normal" fo:color="#43434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33_23" style:family="text">
      <style:text-properties style:text-line-through-style="none" fo:font-style="normal" style:font-style-asian="normal" style:font-style-complex="normal" fo:color="#43434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33_24" style:family="text">
      <style:text-properties style:text-line-through-style="none" fo:font-style="normal" style:font-style-asian="normal" style:font-style-complex="normal" fo:color="#43434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33_25" style:family="text">
      <style:text-properties style:text-line-through-style="none" fo:font-style="normal" style:font-style-asian="normal" style:font-style-complex="normal" fo:color="#43434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33_26" style:family="text">
      <style:text-properties style:text-line-through-style="none" fo:font-style="normal" style:font-style-asian="normal" style:font-style-complex="normal" fo:color="#43434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33_27" style:family="text">
      <style:text-properties style:text-line-through-style="none" fo:font-style="normal" style:font-style-asian="normal" style:font-style-complex="normal" fo:color="#43434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33_28" style:family="text">
      <style:text-properties style:text-line-through-style="none" fo:font-style="normal" style:font-style-asian="normal" style:font-style-complex="normal" fo:color="#43434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33_29" style:family="text">
      <style:text-properties style:text-line-through-style="none" fo:font-style="normal" style:font-style-asian="normal" style:font-style-complex="normal" fo:color="#43434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33_30" style:family="text">
      <style:text-properties style:text-line-through-style="none" fo:font-style="normal" style:font-style-asian="normal" style:font-style-complex="normal" fo:color="#43434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33_31" style:family="text">
      <style:text-properties style:text-line-through-style="none" fo:font-style="normal" style:font-style-asian="normal" style:font-style-complex="normal" fo:color="#43434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33_32" style:family="text">
      <style:text-properties style:text-line-through-style="none" fo:font-style="normal" style:font-style-asian="normal" style:font-style-complex="normal" fo:color="#43434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33_33" style:family="text">
      <style:text-properties style:text-line-through-style="none" fo:font-style="normal" style:font-style-asian="normal" style:font-style-complex="normal" fo:color="#43434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33_34" style:family="text">
      <style:text-properties style:text-line-through-style="none" fo:font-style="normal" style:font-style-asian="normal" style:font-style-complex="normal" fo:color="#43434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33_35" style:family="text">
      <style:text-properties style:text-line-through-style="none" fo:font-style="normal" style:font-style-asian="normal" style:font-style-complex="normal" fo:color="#43434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33_36" style:family="text">
      <style:text-properties style:text-line-through-style="none" fo:font-style="normal" style:font-style-asian="normal" style:font-style-complex="normal" fo:color="#43434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33_37" style:family="text">
      <style:text-properties style:text-line-through-style="none" fo:font-style="normal" style:font-style-asian="normal" style:font-style-complex="normal" fo:color="#43434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33_38" style:family="text">
      <style:text-properties style:text-line-through-style="none" fo:font-style="normal" style:font-style-asian="normal" style:font-style-complex="normal" fo:color="#43434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33_39" style:family="text">
      <style:text-properties style:text-line-through-style="none" fo:font-style="normal" style:font-style-asian="normal" style:font-style-complex="normal" fo:color="#43434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33_40" style:family="text">
      <style:text-properties style:text-line-through-style="none" fo:font-style="normal" style:font-style-asian="normal" style:font-style-complex="normal" fo:color="#43434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33_41" style:family="text">
      <style:text-properties style:text-line-through-style="none" fo:font-style="normal" style:font-style-asian="normal" style:font-style-complex="normal" fo:color="#43434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33_42" style:family="text">
      <style:text-properties style:text-line-through-style="none" fo:font-style="normal" style:font-style-asian="normal" style:font-style-complex="normal" fo:color="#43434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33_43" style:family="text">
      <style:text-properties style:text-line-through-style="none" fo:font-style="normal" style:font-style-asian="normal" style:font-style-complex="normal" fo:color="#43434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33_44" style:family="text">
      <style:text-properties style:text-line-through-style="none" fo:font-style="normal" style:font-style-asian="normal" style:font-style-complex="normal" fo:color="#43434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33_45" style:family="text">
      <style:text-properties style:text-line-through-style="none" fo:font-style="normal" style:font-style-asian="normal" style:font-style-complex="normal" fo:color="#43434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33_46" style:family="text">
      <style:text-properties style:text-line-through-style="none" fo:font-style="normal" style:font-style-asian="normal" style:font-style-complex="normal" fo:color="#43434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33_47" style:family="text">
      <style:text-properties style:text-line-through-style="none" fo:font-style="normal" style:font-style-asian="normal" style:font-style-complex="normal" fo:color="#43434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33_48" style:family="text">
      <style:text-properties style:text-line-through-style="none" fo:font-style="normal" style:font-style-asian="normal" style:font-style-complex="normal" fo:color="#43434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33_49" style:family="text">
      <style:text-properties style:text-line-through-style="none" fo:font-style="normal" style:font-style-asian="normal" style:font-style-complex="normal" fo:color="#43434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33_50" style:family="text">
      <style:text-properties style:text-line-through-style="none" fo:font-style="normal" style:font-style-asian="normal" style:font-style-complex="normal" fo:color="#43434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33_51" style:family="text">
      <style:text-properties style:text-line-through-style="none" fo:font-style="normal" style:font-style-asian="normal" style:font-style-complex="normal" fo:color="#43434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33_52" style:family="text">
      <style:text-properties style:text-line-through-style="none" fo:font-style="normal" style:font-style-asian="normal" style:font-style-complex="normal" fo:color="#43434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33_53" style:family="text">
      <style:text-properties style:text-line-through-style="none" fo:font-style="normal" style:font-style-asian="normal" style:font-style-complex="normal" fo:color="#43434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33_54" style:family="text">
      <style:text-properties style:text-line-through-style="none" fo:font-style="normal" style:font-style-asian="normal" style:font-style-complex="normal" fo:color="#43434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33_55" style:family="text">
      <style:text-properties style:text-line-through-style="none" fo:font-style="normal" style:font-style-asian="normal" style:font-style-complex="normal" fo:color="#43434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33_56" style:family="text">
      <style:text-properties style:text-line-through-style="none" fo:font-style="normal" style:font-style-asian="normal" style:font-style-complex="normal" fo:color="#43434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33_57" style:family="text">
      <style:text-properties style:text-line-through-style="none" fo:font-style="normal" style:font-style-asian="normal" style:font-style-complex="normal" fo:color="#43434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33_58" style:family="text">
      <style:text-properties style:text-line-through-style="none" fo:font-style="normal" style:font-style-asian="normal" style:font-style-complex="normal" fo:color="#43434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33_59" style:family="text">
      <style:text-properties style:text-line-through-style="none" fo:font-style="normal" style:font-style-asian="normal" style:font-style-complex="normal" fo:color="#43434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33_60" style:family="text">
      <style:text-properties style:text-line-through-style="none" fo:font-style="normal" style:font-style-asian="normal" style:font-style-complex="normal" fo:color="#43434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P3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Row3" style:family="table-row"/>
    <style:style style:name="Cell5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3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Cell6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3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Cell7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3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Row4" style:family="table-row"/>
    <style:style style:name="Cell8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3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Cell9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3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Cell10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4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able3" style:family="table">
      <style:table-properties table:align="left" style:width="11.695cm" fo:margin-left="0cm"/>
    </style:style>
    <style:style style:name="Column5" style:family="table-column">
      <style:table-column-properties style:column-width="11.695cm"/>
    </style:style>
    <style:style style:name="Row5" style:family="table-row"/>
    <style:style style:name="Cell11" style:family="table-cell">
      <style:table-cell-properties style:vertical-align="top" fo:padding-top="0.071cm" fo:border-top="#000000 0.035cm solid" fo:padding-bottom="0.071cm" fo:border-bottom="#000000 0.035cm solid" fo:padding-left="0.071cm" fo:border-left="#000000 0.035cm solid" fo:padding-right="0.071cm" fo:border-right="#000000 0.035cm solid"/>
    </style:style>
    <style:style style:name="P4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41_1" style:family="text">
      <style:text-properties fo:background-color="#fff2cc" style:text-line-through-style="none" fo:font-style="normal" style:font-style-asian="normal" style:font-style-complex="normal" fo:color="#434343" style:font-name="Montserrat" fo:font-size="11pt" style:font-name-asian="Montserrat" style:font-size-asian="11pt" style:font-name-complex="Montserrat" style:font-size-complex="11pt" fo:font-weight="bold" style:font-weight-asian="bold" style:font-weight-complex="bold" style:text-underline-style="none"/>
    </style:style>
    <style:style style:name="T41_2" style:family="text">
      <style:text-properties fo:background-color="#fff2cc" style:text-line-through-style="none" fo:font-style="normal" style:font-style-asian="normal" style:font-style-complex="normal" fo:color="#434343" style:font-name="Montserrat" fo:font-size="11pt" style:font-name-asian="Montserrat" style:font-size-asian="11pt" style:font-name-complex="Montserrat" style:font-size-complex="11pt" fo:font-weight="bold" style:font-weight-asian="bold" style:font-weight-complex="bold" style:text-underline-style="none"/>
    </style:style>
    <style:style style:name="P42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42_1" style:family="text">
      <style:text-properties style:text-line-through-style="none" fo:font-style="normal" style:font-style-asian="normal" style:font-style-complex="normal" fo:color="#43434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42_2" style:family="text">
      <style:text-properties style:text-line-through-style="none" fo:font-style="normal" style:font-style-asian="normal" style:font-style-complex="normal" fo:color="#43434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42_3" style:family="text">
      <style:text-properties style:text-line-through-style="none" fo:font-style="normal" style:font-style-asian="normal" style:font-style-complex="normal" fo:color="#43434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42_4" style:family="text">
      <style:text-properties style:text-line-through-style="none" fo:font-style="normal" style:font-style-asian="normal" style:font-style-complex="normal" fo:color="#43434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42_5" style:family="text">
      <style:text-properties style:text-line-through-style="none" fo:font-style="normal" style:font-style-asian="normal" style:font-style-complex="normal" fo:color="#43434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42_6" style:family="text">
      <style:text-properties style:text-line-through-style="none" fo:font-style="normal" style:font-style-asian="normal" style:font-style-complex="normal" fo:color="#43434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42_7" style:family="text">
      <style:text-properties style:text-line-through-style="none" fo:font-style="normal" style:font-style-asian="normal" style:font-style-complex="normal" fo:color="#43434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42_8" style:family="text">
      <style:text-properties style:text-line-through-style="none" fo:font-style="normal" style:font-style-asian="normal" style:font-style-complex="normal" fo:color="#43434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42_9" style:family="text">
      <style:text-properties style:text-line-through-style="none" fo:font-style="normal" style:font-style-asian="normal" style:font-style-complex="normal" fo:color="#43434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42_10" style:family="text">
      <style:text-properties style:text-line-through-style="none" fo:font-style="normal" style:font-style-asian="normal" style:font-style-complex="normal" fo:color="#43434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42_11" style:family="text">
      <style:text-properties style:text-line-through-style="none" fo:font-style="normal" style:font-style-asian="normal" style:font-style-complex="normal" fo:color="#43434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42_12" style:family="text">
      <style:text-properties style:text-line-through-style="none" fo:font-style="normal" style:font-style-asian="normal" style:font-style-complex="normal" fo:color="#43434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42_13" style:family="text">
      <style:text-properties style:text-line-through-style="none" fo:font-style="normal" style:font-style-asian="normal" style:font-style-complex="normal" fo:color="#43434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42_14" style:family="text">
      <style:text-properties style:text-line-through-style="none" fo:font-style="normal" style:font-style-asian="normal" style:font-style-complex="normal" fo:color="#43434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42_15" style:family="text">
      <style:text-properties style:text-line-through-style="none" fo:font-style="normal" style:font-style-asian="normal" style:font-style-complex="normal" fo:color="#43434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42_16" style:family="text">
      <style:text-properties style:text-line-through-style="none" fo:font-style="normal" style:font-style-asian="normal" style:font-style-complex="normal" fo:color="#43434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42_17" style:family="text">
      <style:text-properties style:text-line-through-style="none" fo:font-style="normal" style:font-style-asian="normal" style:font-style-complex="normal" fo:color="#43434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42_18" style:family="text">
      <style:text-properties style:text-line-through-style="none" fo:font-style="normal" style:font-style-asian="normal" style:font-style-complex="normal" fo:color="#43434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42_19" style:family="text">
      <style:text-properties style:text-line-through-style="none" fo:font-style="normal" style:font-style-asian="normal" style:font-style-complex="normal" fo:color="#43434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42_20" style:family="text">
      <style:text-properties style:text-line-through-style="none" fo:font-style="normal" style:font-style-asian="normal" style:font-style-complex="normal" fo:color="#43434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42_21" style:family="text">
      <style:text-properties style:text-line-through-style="none" fo:font-style="normal" style:font-style-asian="normal" style:font-style-complex="normal" fo:color="#43434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42_22" style:family="text">
      <style:text-properties style:text-line-through-style="none" fo:font-style="normal" style:font-style-asian="normal" style:font-style-complex="normal" fo:color="#43434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42_23" style:family="text">
      <style:text-properties style:text-line-through-style="none" fo:font-style="normal" style:font-style-asian="normal" style:font-style-complex="normal" fo:color="#43434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42_24" style:family="text">
      <style:text-properties style:text-line-through-style="none" fo:font-style="normal" style:font-style-asian="normal" style:font-style-complex="normal" fo:color="#43434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42_25" style:family="text">
      <style:text-properties style:text-line-through-style="none" fo:font-style="normal" style:font-style-asian="normal" style:font-style-complex="normal" fo:color="#43434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P43" style:family="paragraph" style:parent-style-name="Standard">
      <style:paragraph-properties fo:text-align="left" fo:break-before="auto" fo:line-height="100%" fo:margin-top="0cm" fo:margin-bottom="0cm" fo:margin-right="0cm" style:writing-mode="lr-tb"/>
    </style:style>
    <style:style style:name="T43_1" style:family="text">
      <style:text-properties style:text-line-through-style="none" fo:font-style="normal" style:font-style-asian="normal" style:font-style-complex="normal" fo:color="#43434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43_2" style:family="text">
      <style:text-properties style:text-line-through-style="none" fo:font-style="normal" style:font-style-asian="normal" style:font-style-complex="normal" fo:color="#43434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43_3" style:family="text">
      <style:text-properties style:text-line-through-style="none" fo:font-style="normal" style:font-style-asian="normal" style:font-style-complex="normal" fo:color="#43434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43_4" style:family="text">
      <style:text-properties style:text-line-through-style="none" fo:font-style="normal" style:font-style-asian="normal" style:font-style-complex="normal" fo:color="#43434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43_5" style:family="text">
      <style:text-properties style:text-line-through-style="none" fo:font-style="normal" style:font-style-asian="normal" style:font-style-complex="normal" fo:color="#434343" style:font-name="Open Sans" fo:font-size="11pt" style:font-name-asian="Open Sans" style:font-size-asian="11pt" style:font-name-complex="Open Sans" style:font-size-complex="11pt" fo:font-weight="bold" style:font-weight-asian="bold" style:font-weight-complex="bold" style:text-underline-style="none"/>
    </style:style>
    <style:style style:name="T43_6" style:family="text">
      <style:text-properties style:text-line-through-style="none" fo:font-style="normal" style:font-style-asian="normal" style:font-style-complex="normal" fo:color="#434343" style:font-name="Open Sans" fo:font-size="11pt" style:font-name-asian="Open Sans" style:font-size-asian="11pt" style:font-name-complex="Open Sans" style:font-size-complex="11pt" fo:font-weight="bold" style:font-weight-asian="bold" style:font-weight-complex="bold" style:text-underline-style="none"/>
    </style:style>
    <style:style style:name="T43_7" style:family="text">
      <style:text-properties style:text-line-through-style="none" fo:font-style="normal" style:font-style-asian="normal" style:font-style-complex="normal" fo:color="#434343" style:font-name="Open Sans" fo:font-size="11pt" style:font-name-asian="Open Sans" style:font-size-asian="11pt" style:font-name-complex="Open Sans" style:font-size-complex="11pt" fo:font-weight="bold" style:font-weight-asian="bold" style:font-weight-complex="bold" style:text-underline-style="none"/>
    </style:style>
    <style:style style:name="T43_8" style:family="text">
      <style:text-properties style:text-line-through-style="none" fo:font-style="normal" style:font-style-asian="normal" style:font-style-complex="normal" fo:color="#43434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43_9" style:family="text">
      <style:text-properties style:text-line-through-style="none" fo:font-style="normal" style:font-style-asian="normal" style:font-style-complex="normal" fo:color="#43434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43_10" style:family="text">
      <style:text-properties style:text-line-through-style="none" fo:font-style="normal" style:font-style-asian="normal" style:font-style-complex="normal" fo:color="#43434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43_11" style:family="text">
      <style:text-properties style:text-line-through-style="none" fo:font-style="normal" style:font-style-asian="normal" style:font-style-complex="normal" fo:color="#43434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43_12" style:family="text">
      <style:text-properties style:text-line-through-style="none" fo:font-style="normal" style:font-style-asian="normal" style:font-style-complex="normal" fo:color="#43434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43_13" style:family="text">
      <style:text-properties style:text-line-through-style="none" fo:font-style="normal" style:font-style-asian="normal" style:font-style-complex="normal" fo:color="#43434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43_14" style:family="text">
      <style:text-properties style:text-line-through-style="none" fo:font-style="normal" style:font-style-asian="normal" style:font-style-complex="normal" fo:color="#43434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43_15" style:family="text">
      <style:text-properties style:text-line-through-style="none" fo:font-style="normal" style:font-style-asian="normal" style:font-style-complex="normal" fo:color="#43434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43_16" style:family="text">
      <style:text-properties style:text-line-through-style="none" fo:font-style="normal" style:font-style-asian="normal" style:font-style-complex="normal" fo:color="#43434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43_17" style:family="text">
      <style:text-properties style:text-line-through-style="none" fo:font-style="normal" style:font-style-asian="normal" style:font-style-complex="normal" fo:color="#43434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43_18" style:family="text">
      <style:text-properties style:text-line-through-style="none" fo:font-style="normal" style:font-style-asian="normal" style:font-style-complex="normal" fo:color="#43434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43_19" style:family="text">
      <style:text-properties style:text-line-through-style="none" fo:font-style="normal" style:font-style-asian="normal" style:font-style-complex="normal" fo:color="#43434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43_20" style:family="text">
      <style:text-properties style:text-line-through-style="none" fo:font-style="normal" style:font-style-asian="normal" style:font-style-complex="normal" fo:color="#43434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43_21" style:family="text">
      <style:text-properties style:text-line-through-style="none" fo:font-style="normal" style:font-style-asian="normal" style:font-style-complex="normal" fo:color="#43434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43_22" style:family="text">
      <style:text-properties style:text-line-through-style="none" fo:font-style="normal" style:font-style-asian="normal" style:font-style-complex="normal" fo:color="#43434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43_23" style:family="text">
      <style:text-properties style:text-line-through-style="none" fo:font-style="normal" style:font-style-asian="normal" style:font-style-complex="normal" fo:color="#43434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43_24" style:family="text">
      <style:text-properties style:text-line-through-style="none" fo:font-style="normal" style:font-style-asian="normal" style:font-style-complex="normal" fo:color="#43434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43_25" style:family="text">
      <style:text-properties style:text-line-through-style="none" fo:font-style="normal" style:font-style-asian="normal" style:font-style-complex="normal" fo:color="#43434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43_26" style:family="text">
      <style:text-properties style:text-line-through-style="none" fo:font-style="normal" style:font-style-asian="normal" style:font-style-complex="normal" fo:color="#43434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43_27" style:family="text">
      <style:text-properties style:text-line-through-style="none" fo:font-style="normal" style:font-style-asian="normal" style:font-style-complex="normal" fo:color="#43434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43_28" style:family="text">
      <style:text-properties style:text-line-through-style="none" fo:font-style="normal" style:font-style-asian="normal" style:font-style-complex="normal" fo:color="#43434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43_29" style:family="text">
      <style:text-properties style:text-line-through-style="none" fo:font-style="normal" style:font-style-asian="normal" style:font-style-complex="normal" fo:color="#43434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43_30" style:family="text">
      <style:text-properties style:text-line-through-style="none" fo:font-style="normal" style:font-style-asian="normal" style:font-style-complex="normal" fo:color="#43434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43_31" style:family="text">
      <style:text-properties style:text-line-through-style="none" fo:font-style="normal" style:font-style-asian="normal" style:font-style-complex="normal" fo:color="#43434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43_32" style:family="text">
      <style:text-properties style:text-line-through-style="none" fo:font-style="normal" style:font-style-asian="normal" style:font-style-complex="normal" fo:color="#43434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43_33" style:family="text">
      <style:text-properties style:text-line-through-style="none" fo:font-style="normal" style:font-style-asian="normal" style:font-style-complex="normal" fo:color="#43434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43_34" style:family="text">
      <style:text-properties style:text-line-through-style="none" fo:font-style="normal" style:font-style-asian="normal" style:font-style-complex="normal" fo:color="#43434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43_35" style:family="text">
      <style:text-properties style:text-line-through-style="none" fo:font-style="normal" style:font-style-asian="normal" style:font-style-complex="normal" fo:color="#43434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43_36" style:family="text">
      <style:text-properties style:text-line-through-style="none" fo:font-style="normal" style:font-style-asian="normal" style:font-style-complex="normal" fo:color="#43434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43_37" style:family="text">
      <style:text-properties style:text-line-through-style="none" fo:font-style="normal" style:font-style-asian="normal" style:font-style-complex="normal" fo:color="#43434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43_38" style:family="text">
      <style:text-properties style:text-line-through-style="none" fo:font-style="normal" style:font-style-asian="normal" style:font-style-complex="normal" fo:color="#43434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43_39" style:family="text">
      <style:text-properties style:text-line-through-style="none" fo:font-style="normal" style:font-style-asian="normal" style:font-style-complex="normal" fo:color="#43434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43_40" style:family="text">
      <style:text-properties style:text-line-through-style="none" fo:font-style="normal" style:font-style-asian="normal" style:font-style-complex="normal" fo:color="#43434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43_41" style:family="text">
      <style:text-properties style:text-line-through-style="none" fo:font-style="normal" style:font-style-asian="normal" style:font-style-complex="normal" fo:color="#43434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43_42" style:family="text">
      <style:text-properties style:text-line-through-style="none" fo:font-style="normal" style:font-style-asian="normal" style:font-style-complex="normal" fo:color="#43434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43_43" style:family="text">
      <style:text-properties style:text-line-through-style="none" fo:font-style="normal" style:font-style-asian="normal" style:font-style-complex="normal" fo:color="#43434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P4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P45" style:family="paragraph" style:parent-style-name="Standard">
      <style:paragraph-properties fo:break-before="auto" fo:line-height="100%" style:writing-mode="lr-tb"/>
    </style:style>
  </office:automatic-styles>
  <office:body>
    <office:text>
      <text:p text:style-name="P1"><text:bookmark-start text:name="h.yxrumlq5v00r"/><text:bookmark-end text:name="h.yxrumlq5v00r"/><text:span text:style-name="T1_1">Activity</text:span><text:span text:style-name="T1_2">:<text:s/></text:span><text:span text:style-name="T1_3">Green</text:span><text:span text:style-name="T1_4"><text:s/></text:span><text:span text:style-name="T1_5">Map</text:span><text:span text:style-name="T1_6"><text:s/></text:span><text:span text:style-name="T1_7">Website</text:span><text:span text:style-name="T1_8"><text:s/></text:span><text:span text:style-name="T1_9">Walkthrough</text:span></text:p>
      <text:p text:style-name="P2"/>
      <table:table table:style-name="Table1">
        <table:table-column table:style-name="Column1"/>
        <table:table-column table:style-name="Column2"/>
        <table:table-column table:style-name="Column3"/>
        <table:table-row table:style-name="Row1">
          <table:table-cell table:style-name="Cell1">
            <text:p text:style-name="P3"/>
            <text:p text:style-name="P4"><text:span text:style-name="T4_1">Notes</text:span></text:p>
            <text:p text:style-name="P5"><text:span text:style-name="T5_1">With</text:span><text:span text:style-name="T5_2"><text:s/></text:span><text:span text:style-name="T5_3">a</text:span><text:span text:style-name="T5_4"><text:s/></text:span><text:span text:style-name="T5_5">partner</text:span><text:span text:style-name="T5_6"><text:s/></text:span><text:span text:style-name="T5_7">and</text:span><text:span text:style-name="T5_8"><text:s/></text:span><text:span text:style-name="T5_9">a</text:span><text:span text:style-name="T5_10"><text:s/></text:span><text:span text:style-name="T5_11">laptop</text:span><text:span text:style-name="T5_12">,<text:s/></text:span><text:span text:style-name="T5_13">we</text:span><text:span text:style-name="T5_14"><text:s/></text:span><text:span text:style-name="T5_15">will</text:span><text:span text:style-name="T5_16"><text:s/></text:span><text:span text:style-name="T5_17">walk</text:span><text:span text:style-name="T5_18"><text:s/></text:span><text:span text:style-name="T5_19">through</text:span><text:span text:style-name="T5_20"><text:s/></text:span><text:span text:style-name="T5_21">the</text:span><text:span text:style-name="T5_22"><text:s/></text:span><text:span text:style-name="T5_23">green</text:span><text:span text:style-name="T5_24"><text:s/></text:span><text:span text:style-name="T5_25">map</text:span><text:span text:style-name="T5_26"><text:s/></text:span><text:span text:style-name="T5_27">project</text:span><text:span text:style-name="T5_28"><text:s/></text:span><text:span text:style-name="T5_29">on</text:span><text:span text:style-name="T5_30"><text:s/></text:span><text:span text:style-name="T5_31">the</text:span><text:span text:style-name="T5_32"><text:s/></text:span><text:span text:style-name="T5_33">other</text:span><text:span text:style-name="T5_34"><text:s/></text:span><text:span text:style-name="T5_35">side</text:span><text:span text:style-name="T5_36"><text:s/></text:span><text:span text:style-name="T5_37">of</text:span><text:span text:style-name="T5_38"><text:s/></text:span><text:span text:style-name="T5_39">this</text:span><text:span text:style-name="T5_40"><text:s/></text:span><text:span text:style-name="T5_41">sheet</text:span><text:span text:style-name="T5_42">,<text:s/></text:span><text:span text:style-name="T5_43">using</text:span><text:span text:style-name="T5_44"><text:s/></text:span><text:span text:style-name="T5_45">the</text:span><text:span text:style-name="T5_46"><text:s/></text:span><text:span text:style-name="T5_47">user</text:span><text:span text:style-name="T5_48"><text:s/></text:span><text:span text:style-name="T5_49">tasks</text:span><text:span text:style-name="T5_50"><text:s/></text:span><text:span text:style-name="T5_51">below</text:span><text:span text:style-name="T5_52"><text:s/></text:span><text:span text:style-name="T5_53">and</text:span><text:span text:style-name="T5_54"><text:s/></text:span><text:span text:style-name="T5_55">any</text:span><text:span text:style-name="T5_56"><text:s/></text:span><text:span text:style-name="T5_57">additional</text:span><text:span text:style-name="T5_58"><text:s/></text:span><text:span text:style-name="T5_59">tasks</text:span><text:span text:style-name="T5_60"><text:s/></text:span><text:span text:style-name="T5_61">you</text:span><text:span text:style-name="T5_62"><text:s/></text:span><text:span text:style-name="T5_63">identify</text:span><text:span text:style-name="T5_64">.</text:span></text:p>
            <text:p text:style-name="P6"/>
            <text:p text:style-name="P7"><text:span text:style-name="T7_1">Take</text:span><text:span text:style-name="T7_2"><text:s/></text:span><text:span text:style-name="T7_3">turns</text:span><text:span text:style-name="T7_4"><text:s/></text:span><text:span text:style-name="T7_5">recording</text:span><text:span text:style-name="T7_6"><text:s/></text:span><text:span text:style-name="T7_7">and</text:span><text:span text:style-name="T7_8"><text:s/>‘</text:span><text:span text:style-name="T7_9">driving</text:span><text:span text:style-name="T7_10">’<text:s/></text:span><text:span text:style-name="T7_11">on</text:span><text:span text:style-name="T7_12"><text:s/></text:span><text:span text:style-name="T7_13">the</text:span><text:span text:style-name="T7_14"><text:s/></text:span><text:span text:style-name="T7_15">site</text:span><text:span text:style-name="T7_16">.</text:span></text:p>
            <text:p text:style-name="P8"/>
            <text:p text:style-name="P9"><text:span text:style-name="T9_1">Think</text:span><text:span text:style-name="T9_2"><text:s/></text:span><text:span text:style-name="T9_3">like</text:span><text:span text:style-name="T9_4"><text:s/></text:span><text:span text:style-name="T9_5">a</text:span><text:span text:style-name="T9_6"><text:s/></text:span><text:span text:style-name="T9_7">designer</text:span><text:span text:style-name="T9_8">!<text:s/></text:span><text:span text:style-name="T9_9">You</text:span><text:span text:style-name="T9_10"><text:s/></text:span><text:span text:style-name="T9_11">will</text:span><text:span text:style-name="T9_12"><text:s/></text:span><text:span text:style-name="T9_13">be</text:span><text:span text:style-name="T9_14"><text:s/></text:span><text:span text:style-name="T9_15">prototyping</text:span><text:span text:style-name="T9_16"><text:s/></text:span><text:span text:style-name="T9_17">and</text:span><text:span text:style-name="T9_18"><text:s/></text:span><text:span text:style-name="T9_19">making</text:span><text:span text:style-name="T9_20"><text:s/></text:span><text:span text:style-name="T9_21">your</text:span><text:span text:style-name="T9_22"><text:s/></text:span><text:span text:style-name="T9_23">own</text:span><text:span text:style-name="T9_24"><text:s/></text:span><text:span text:style-name="T9_25">green</text:span><text:span text:style-name="T9_26"><text:s/></text:span><text:span text:style-name="T9_27">map</text:span><text:span text:style-name="T9_28"><text:s/></text:span><text:span text:style-name="T9_29">shortly</text:span><text:span text:style-name="T9_30"><text:s/></text:span><text:span text:style-name="T9_31">so</text:span><text:span text:style-name="T9_32"><text:s/></text:span><text:span text:style-name="T9_33">think</text:span><text:span text:style-name="T9_34"><text:s/></text:span><text:span text:style-name="T9_35">about</text:span><text:span text:style-name="T9_36"><text:s/></text:span><text:span text:style-name="T9_37">how</text:span><text:span text:style-name="T9_38"><text:s/></text:span><text:span text:style-name="T9_39">you</text:span><text:span text:style-name="T9_40"><text:s/></text:span><text:span text:style-name="T9_41">would</text:span><text:span text:style-name="T9_42"><text:s/></text:span><text:span text:style-name="T9_43">design</text:span><text:span text:style-name="T9_44"><text:s/></text:span><text:span text:style-name="T9_45">an</text:span><text:span text:style-name="T9_46"><text:s/></text:span><text:span text:style-name="T9_47">alternative</text:span><text:span text:style-name="T9_48">.</text:span></text:p>
            <text:p text:style-name="P10"/>
            <text:p text:style-name="P11"><text:span text:style-name="T11_1">Document</text:span><text:span text:style-name="T11_2"><text:s/></text:span><text:span text:style-name="T11_3">as</text:span><text:span text:style-name="T11_4"><text:s/></text:span><text:span text:style-name="T11_5">you</text:span><text:span text:style-name="T11_6"><text:s/></text:span><text:span text:style-name="T11_7">go</text:span><text:span text:style-name="T11_8">!<text:s/></text:span><text:span text:style-name="T11_9">We</text:span><text:span text:style-name="T11_10"><text:s/></text:span><text:span text:style-name="T11_11">will</text:span><text:span text:style-name="T11_12"><text:s/></text:span><text:span text:style-name="T11_13">come</text:span><text:span text:style-name="T11_14"><text:s/></text:span><text:span text:style-name="T11_15">back</text:span><text:span text:style-name="T11_16"><text:s/></text:span><text:span text:style-name="T11_17">as</text:span><text:span text:style-name="T11_18"><text:s/></text:span><text:span text:style-name="T11_19">a</text:span><text:span text:style-name="T11_20"><text:s/></text:span><text:span text:style-name="T11_21">group</text:span><text:span text:style-name="T11_22"><text:s/></text:span><text:span text:style-name="T11_23">and</text:span><text:span text:style-name="T11_24"><text:s/></text:span><text:span text:style-name="T11_25">share</text:span><text:span text:style-name="T11_26"><text:s/></text:span><text:span text:style-name="T11_27">our</text:span><text:span text:style-name="T11_28"><text:s/></text:span><text:span text:style-name="T11_29">findings</text:span><text:span text:style-name="T11_30"><text:s/></text:span><text:span text:style-name="T11_31">of</text:span><text:span text:style-name="T11_32"><text:s/></text:span><text:span text:style-name="T11_33">each</text:span><text:span text:style-name="T11_34"><text:s/></text:span><text:span text:style-name="T11_35">site</text:span><text:span text:style-name="T11_36">.</text:span></text:p>
            <text:p text:style-name="P12"/>
            <text:p text:style-name="P13"/>
            <text:p text:style-name="P14"><text:span text:style-name="T14_1">User</text:span><text:span text:style-name="T14_2"><text:s/></text:span><text:span text:style-name="T14_3">Tasks</text:span></text:p>
            <text:list text:style-name="LS1" xml:id="list0">
              <text:list-item>
                <text:p text:style-name="P15"><text:span text:style-name="T15_1">Please</text:span><text:span text:style-name="T15_2"><text:s/></text:span><text:span text:style-name="T15_3">take</text:span><text:span text:style-name="T15_4"><text:s/></text:span><text:span text:style-name="T15_5">a</text:span><text:span text:style-name="T15_6"><text:s/></text:span><text:span text:style-name="T15_7">look</text:span><text:span text:style-name="T15_8"><text:s/></text:span><text:span text:style-name="T15_9">at</text:span><text:span text:style-name="T15_10"><text:s/></text:span><text:span text:style-name="T15_11">this</text:span><text:span text:style-name="T15_12"><text:s/></text:span><text:span text:style-name="T15_13">site</text:span><text:span text:style-name="T15_14"><text:s/></text:span><text:span text:style-name="T15_15">and</text:span><text:span text:style-name="T15_16"><text:s/></text:span><text:span text:style-name="T15_17">explore</text:span><text:span text:style-name="T15_18"><text:s/></text:span><text:span text:style-name="T15_19">it</text:span><text:span text:style-name="T15_20"><text:s/></text:span><text:span text:style-name="T15_21">for</text:span><text:span text:style-name="T15_22"><text:s/></text:span><text:span text:style-name="T15_23">a</text:span><text:span text:style-name="T15_24"><text:s/></text:span><text:span text:style-name="T15_25">few</text:span><text:span text:style-name="T15_26"><text:s/></text:span><text:span text:style-name="T15_27">minutes</text:span><text:span text:style-name="T15_28">.<text:s/></text:span><text:span text:style-name="T15_29">As</text:span><text:span text:style-name="T15_30"><text:s/></text:span><text:span text:style-name="T15_31">you</text:span><text:span text:style-name="T15_32"><text:s/></text:span><text:span text:style-name="T15_33">familiarize</text:span><text:span text:style-name="T15_34"><text:s/></text:span><text:span text:style-name="T15_35">yourself</text:span><text:span text:style-name="T15_36"><text:s/></text:span><text:span text:style-name="T15_37">with</text:span><text:span text:style-name="T15_38"><text:s/></text:span><text:span text:style-name="T15_39">it</text:span><text:span text:style-name="T15_40">,<text:s/></text:span><text:span text:style-name="T15_41">say</text:span><text:span text:style-name="T15_42"><text:s/></text:span><text:span text:style-name="T15_43">everything</text:span><text:span text:style-name="T15_44"><text:s/></text:span><text:span text:style-name="T15_45">that</text:span><text:span text:style-name="T15_46"><text:s/></text:span><text:span text:style-name="T15_47">comes</text:span><text:span text:style-name="T15_48"><text:s/></text:span><text:span text:style-name="T15_49">to</text:span><text:span text:style-name="T15_50"><text:s/></text:span><text:span text:style-name="T15_51">your</text:span><text:span text:style-name="T15_52"><text:s/></text:span><text:span text:style-name="T15_53">mind</text:span><text:span text:style-name="T15_54">,<text:s/></text:span><text:span text:style-name="T15_55">particularly</text:span><text:span text:style-name="T15_56">:</text:span></text:p>
                <text:list>
                  <text:list-item>
                    <text:p text:style-name="P16"><text:span text:style-name="T16_1">What</text:span><text:span text:style-name="T16_2"><text:s/></text:span><text:span text:style-name="T16_3">can</text:span><text:span text:style-name="T16_4"><text:s/></text:span><text:span text:style-name="T16_5">you</text:span><text:span text:style-name="T16_6"><text:s/></text:span><text:span text:style-name="T16_7">do</text:span><text:span text:style-name="T16_8"><text:s/></text:span><text:span text:style-name="T16_9">on</text:span><text:span text:style-name="T16_10"><text:s/></text:span><text:span text:style-name="T16_11">this</text:span><text:span text:style-name="T16_12"><text:s/></text:span><text:span text:style-name="T16_13">site</text:span><text:span text:style-name="T16_14">?</text:span></text:p>
                  </text:list-item>
                  <text:list-item>
                    <text:p text:style-name="P17"><text:span text:style-name="T17_1">Who</text:span><text:span text:style-name="T17_2"><text:s/></text:span><text:span text:style-name="T17_3">is</text:span><text:span text:style-name="T17_4"><text:s/></text:span><text:span text:style-name="T17_5">this</text:span><text:span text:style-name="T17_6"><text:s/></text:span><text:span text:style-name="T17_7">site</text:span><text:span text:style-name="T17_8"><text:s/></text:span><text:span text:style-name="T17_9">intended</text:span><text:span text:style-name="T17_10"><text:s/></text:span><text:span text:style-name="T17_11">for</text:span><text:span text:style-name="T17_12">?</text:span></text:p>
                  </text:list-item>
                  <text:list-item>
                    <text:p text:style-name="P18"><text:span text:style-name="T18_1">Have</text:span><text:span text:style-name="T18_2"><text:s/></text:span><text:span text:style-name="T18_3">you</text:span><text:span text:style-name="T18_4"><text:s/></text:span><text:span text:style-name="T18_5">ever</text:span><text:span text:style-name="T18_6"><text:s/></text:span><text:span text:style-name="T18_7">used</text:span><text:span text:style-name="T18_8"><text:s/></text:span><text:span text:style-name="T18_9">a</text:span><text:span text:style-name="T18_10"><text:s/></text:span><text:span text:style-name="T18_11">site</text:span><text:span text:style-name="T18_12"><text:s/></text:span><text:span text:style-name="T18_13">or</text:span><text:span text:style-name="T18_14"><text:s/></text:span><text:span text:style-name="T18_15">service</text:span><text:span text:style-name="T18_16"><text:s/></text:span><text:span text:style-name="T18_17">like</text:span><text:span text:style-name="T18_18"><text:s/></text:span><text:span text:style-name="T18_19">this</text:span><text:span text:style-name="T18_20">?</text:span></text:p>
                  </text:list-item>
                </text:list>
              </text:list-item>
              <text:list-item>
                <text:p text:style-name="P19"><text:span text:style-name="T19_1">Find</text:span><text:span text:style-name="T19_2"><text:s/></text:span><text:span text:style-name="T19_3">a</text:span><text:span text:style-name="T19_4"><text:s/></text:span><text:span text:style-name="T19_5">feature</text:span><text:span text:style-name="T19_6"><text:s/></text:span><text:span text:style-name="T19_7">indicated</text:span><text:span text:style-name="T19_8"><text:s/></text:span><text:span text:style-name="T19_9">on</text:span><text:span text:style-name="T19_10"><text:s/></text:span><text:span text:style-name="T19_11">the</text:span><text:span text:style-name="T19_12"><text:s/></text:span><text:span text:style-name="T19_13">map</text:span><text:span text:style-name="T19_14"><text:s/></text:span><text:span text:style-name="T19_15">that</text:span><text:span text:style-name="T19_16"><text:s/></text:span><text:span text:style-name="T19_17">is</text:span><text:span text:style-name="T19_18"><text:s/></text:span><text:span text:style-name="T19_19">closest</text:span><text:span text:style-name="T19_20"><text:s/></text:span><text:span text:style-name="T19_21">to</text:span><text:span text:style-name="T19_22"><text:s/></text:span><text:span text:style-name="T19_23">where</text:span><text:span text:style-name="T19_24"><text:s/></text:span><text:span text:style-name="T19_25">you</text:span><text:span text:style-name="T19_26"><text:s/></text:span><text:span text:style-name="T19_27">live</text:span></text:p>
              </text:list-item>
            </text:list>
            <text:p text:style-name="P20"/>
            <text:list text:style-name="LS1" xml:id="list5">
              <text:list-item>
                <text:p text:style-name="P21"><text:span text:style-name="T21_1">Search</text:span><text:span text:style-name="T21_2"><text:s/></text:span><text:span text:style-name="T21_3">for</text:span><text:span text:style-name="T21_4"><text:s/></text:span><text:span text:style-name="T21_5">all</text:span><text:span text:style-name="T21_6"><text:s/></text:span><text:span text:style-name="T21_7">the</text:span><text:span text:style-name="T21_8"><text:s/></text:span><text:span text:style-name="T21_9">features</text:span><text:span text:style-name="T21_10"><text:s/></text:span><text:span text:style-name="T21_11">on</text:span><text:span text:style-name="T21_12"><text:s/></text:span><text:span text:style-name="T21_13">the</text:span><text:span text:style-name="T21_14"><text:s/></text:span><text:span text:style-name="T21_15">map</text:span><text:span text:style-name="T21_16"><text:s/></text:span><text:span text:style-name="T21_17">with</text:span><text:span text:style-name="T21_18"><text:s/></text:span><text:span text:style-name="T21_19">a</text:span><text:span text:style-name="T21_20"><text:s/></text:span><text:span text:style-name="T21_21">local</text:span><text:span text:style-name="T21_22"><text:s/></text:span><text:span text:style-name="T21_23">name</text:span><text:span text:style-name="T21_24"><text:s/>(</text:span><text:span text:style-name="T21_25">e</text:span><text:span text:style-name="T21_26">.</text:span><text:span text:style-name="T21_27">g</text:span><text:span text:style-name="T21_28">.<text:s/>“</text:span><text:span text:style-name="T21_29">Parkdale</text:span><text:span text:style-name="T21_30">,”<text:s/>“</text:span><text:span text:style-name="T21_31">Dufferin</text:span><text:span text:style-name="T21_32"><text:s/></text:span><text:span text:style-name="T21_33">Grove</text:span><text:span text:style-name="T21_34">,”<text:s/>“</text:span><text:span text:style-name="T21_35">Malvern</text:span><text:span text:style-name="T21_36">”)</text:span></text:p>
              </text:list-item>
            </text:list>
            <text:p text:style-name="P22"/>
            <text:list text:style-name="LS1" xml:id="list6">
              <text:list-item>
                <text:p text:style-name="P23"><text:span text:style-name="T23_1">Show</text:span><text:span text:style-name="T23_2"><text:s/></text:span><text:span text:style-name="T23_3">only</text:span><text:span text:style-name="T23_4"><text:s/></text:span><text:span text:style-name="T23_5">certain</text:span><text:span text:style-name="T23_6"><text:s/></text:span><text:span text:style-name="T23_7">types</text:span><text:span text:style-name="T23_8"><text:s/></text:span><text:span text:style-name="T23_9">of</text:span><text:span text:style-name="T23_10"><text:s/></text:span><text:span text:style-name="T23_11">features</text:span><text:span text:style-name="T23_12"><text:s/></text:span><text:span text:style-name="T23_13">on</text:span><text:span text:style-name="T23_14"><text:s/></text:span><text:span text:style-name="T23_15">the</text:span><text:span text:style-name="T23_16"><text:s/></text:span><text:span text:style-name="T23_17">map</text:span></text:p>
              </text:list-item>
            </text:list>
            <text:p text:style-name="P24"/>
            <text:p text:style-name="P25"/>
          </table:table-cell>
          <table:table-cell table:style-name="Cell2">
            <text:p text:style-name="P26"/>
          </table:table-cell>
          <table:table-cell table:style-name="Cell3">
            <text:p text:style-name="P27"/>
            <table:table table:style-name="Table2">
              <table:table-column table:style-name="Column4"/>
              <table:table-row table:style-name="Row2">
                <table:table-cell table:style-name="Cell4">
                  <text:p text:style-name="P28"><text:span text:style-name="T28_1">Potential</text:span><text:span text:style-name="T28_2"><text:s/></text:span><text:span text:style-name="T28_3">Areas</text:span><text:span text:style-name="T28_4"><text:s/></text:span><text:span text:style-name="T28_5">to</text:span><text:span text:style-name="T28_6"><text:s/></text:span><text:span text:style-name="T28_7">Evaluate</text:span></text:p>
                  <text:list text:style-name="LS2" xml:id="list7">
                    <text:list-item>
                      <text:p text:style-name="P29"><text:span text:style-name="T29_1">Navigation</text:span><text:span text:style-name="T29_2"><text:s/></text:span><text:span text:style-name="T29_3">and</text:span><text:span text:style-name="T29_4"><text:s/></text:span><text:span text:style-name="T29_5">Search</text:span><text:span text:style-name="T29_6"><text:line-break/></text:span><text:span text:style-name="T29_7">How</text:span><text:span text:style-name="T29_8"><text:s/></text:span><text:span text:style-name="T29_9">much</text:span><text:span text:style-name="T29_10"><text:s/></text:span><text:span text:style-name="T29_11">of</text:span><text:span text:style-name="T29_12"><text:s/></text:span><text:span text:style-name="T29_13">the</text:span><text:span text:style-name="T29_14"><text:s/></text:span><text:span text:style-name="T29_15">site</text:span><text:span text:style-name="T29_16"><text:s/></text:span><text:span text:style-name="T29_17">is</text:span><text:span text:style-name="T29_18"><text:s/></text:span><text:span text:style-name="T29_19">accessible</text:span><text:span text:style-name="T29_20"><text:s/></text:span><text:span text:style-name="T29_21">from</text:span><text:span text:style-name="T29_22"><text:s/></text:span><text:span text:style-name="T29_23">the</text:span><text:span text:style-name="T29_24"><text:s/></text:span><text:span text:style-name="T29_25">home</text:span><text:span text:style-name="T29_26"><text:s/></text:span><text:span text:style-name="T29_27">page</text:span><text:span text:style-name="T29_28">?<text:line-break/></text:span><text:span text:style-name="T29_29">How</text:span><text:span text:style-name="T29_30"><text:s/></text:span><text:span text:style-name="T29_31">easy</text:span><text:span text:style-name="T29_32"><text:s/></text:span><text:span text:style-name="T29_33">is</text:span><text:span text:style-name="T29_34"><text:s/></text:span><text:span text:style-name="T29_35">it</text:span><text:span text:style-name="T29_36"><text:s/></text:span><text:span text:style-name="T29_37">to</text:span><text:span text:style-name="T29_38"><text:s/></text:span><text:span text:style-name="T29_39">find</text:span><text:span text:style-name="T29_40"><text:s/></text:span><text:span text:style-name="T29_41">what</text:span><text:span text:style-name="T29_42"><text:s/></text:span><text:span text:style-name="T29_43">you</text:span><text:span text:style-name="T29_44"><text:s/></text:span><text:span text:style-name="T29_45">are</text:span><text:span text:style-name="T29_46"><text:s/></text:span><text:span text:style-name="T29_47">looking</text:span><text:span text:style-name="T29_48"><text:s/></text:span><text:span text:style-name="T29_49">for</text:span><text:span text:style-name="T29_50">?<text:line-break/></text:span><text:span text:style-name="T29_51">Is</text:span><text:span text:style-name="T29_52"><text:s/></text:span><text:span text:style-name="T29_53">it</text:span><text:span text:style-name="T29_54"><text:s/></text:span><text:span text:style-name="T29_55">clear</text:span><text:span text:style-name="T29_56"><text:s/></text:span><text:span text:style-name="T29_57">where</text:span><text:span text:style-name="T29_58"><text:s/></text:span><text:span text:style-name="T29_59">you</text:span><text:span text:style-name="T29_60"><text:s/></text:span><text:span text:style-name="T29_61">are</text:span><text:span text:style-name="T29_62"><text:s/></text:span><text:span text:style-name="T29_63">on</text:span><text:span text:style-name="T29_64"><text:s/></text:span><text:span text:style-name="T29_65">the</text:span><text:span text:style-name="T29_66"><text:s/></text:span><text:span text:style-name="T29_67">site</text:span><text:span text:style-name="T29_68"><text:s/>(</text:span><text:span text:style-name="T29_69">all</text:span><text:span text:style-name="T29_70"><text:s/></text:span><text:span text:style-name="T29_71">of</text:span><text:span text:style-name="T29_72"><text:s/></text:span><text:span text:style-name="T29_73">the</text:span><text:span text:style-name="T29_74"><text:s/></text:span><text:span text:style-name="T29_75">time</text:span><text:span text:style-name="T29_76">)?</text:span></text:p>
                    </text:list-item>
                    <text:list-item>
                      <text:p text:style-name="P30"><text:span text:style-name="T30_1">Control</text:span><text:span text:style-name="T30_2"><text:line-break/></text:span><text:span text:style-name="T30_3">How</text:span><text:span text:style-name="T30_4"><text:s/></text:span><text:span text:style-name="T30_5">in</text:span><text:span text:style-name="T30_6"><text:s/></text:span><text:span text:style-name="T30_7">control</text:span><text:span text:style-name="T30_8"><text:s/></text:span><text:span text:style-name="T30_9">do</text:span><text:span text:style-name="T30_10"><text:s/></text:span><text:span text:style-name="T30_11">you</text:span><text:span text:style-name="T30_12"><text:s/></text:span><text:span text:style-name="T30_13">feel</text:span><text:span text:style-name="T30_14"><text:s/></text:span><text:span text:style-name="T30_15">using</text:span><text:span text:style-name="T30_16"><text:s/></text:span><text:span text:style-name="T30_17">the</text:span><text:span text:style-name="T30_18"><text:s/></text:span><text:span text:style-name="T30_19">site</text:span><text:span text:style-name="T30_20">?<text:line-break/></text:span><text:span text:style-name="T30_21">Can</text:span><text:span text:style-name="T30_22"><text:s/></text:span><text:span text:style-name="T30_23">you</text:span><text:span text:style-name="T30_24"><text:s/></text:span><text:span text:style-name="T30_25">cancel</text:span><text:span text:style-name="T30_26"><text:s/></text:span><text:span text:style-name="T30_27">or</text:span><text:span text:style-name="T30_28"><text:s/></text:span><text:span text:style-name="T30_29">revert</text:span><text:span text:style-name="T30_30"><text:s/></text:span><text:span text:style-name="T30_31">any</text:span><text:span text:style-name="T30_32"><text:s/></text:span><text:span text:style-name="T30_33">changes</text:span><text:span text:style-name="T30_34">?</text:span></text:p>
                    </text:list-item>
                    <text:list-item>
                      <text:p text:style-name="P31"><text:span text:style-name="T31_1">Feedback</text:span><text:span text:style-name="T31_2"><text:line-break/></text:span><text:span text:style-name="T31_3">Is</text:span><text:span text:style-name="T31_4"><text:s/></text:span><text:span text:style-name="T31_5">it</text:span><text:span text:style-name="T31_6"><text:s/></text:span><text:span text:style-name="T31_7">always</text:span><text:span text:style-name="T31_8"><text:s/></text:span><text:span text:style-name="T31_9">clear</text:span><text:span text:style-name="T31_10"><text:s/></text:span><text:span text:style-name="T31_11">what</text:span><text:span text:style-name="T31_12"><text:s/></text:span><text:span text:style-name="T31_13">is</text:span><text:span text:style-name="T31_14"><text:s/></text:span><text:span text:style-name="T31_15">happening</text:span><text:span text:style-name="T31_16"><text:s/></text:span><text:span text:style-name="T31_17">on</text:span><text:span text:style-name="T31_18"><text:s/></text:span><text:span text:style-name="T31_19">the</text:span><text:span text:style-name="T31_20"><text:s/></text:span><text:span text:style-name="T31_21">site</text:span><text:span text:style-name="T31_22">?<text:line-break/></text:span><text:span text:style-name="T31_23">Are</text:span><text:span text:style-name="T31_24"><text:s/></text:span><text:span text:style-name="T31_25">you</text:span><text:span text:style-name="T31_26"><text:s/></text:span><text:span text:style-name="T31_27">able</text:span><text:span text:style-name="T31_28"><text:s/></text:span><text:span text:style-name="T31_29">to</text:span><text:span text:style-name="T31_30"><text:s/></text:span><text:span text:style-name="T31_31">provide</text:span><text:span text:style-name="T31_32"><text:s/></text:span><text:span text:style-name="T31_33">feedback</text:span><text:span text:style-name="T31_34">?<text:line-break/></text:span><text:span text:style-name="T31_35">Is</text:span><text:span text:style-name="T31_36"><text:s/></text:span><text:span text:style-name="T31_37">support</text:span><text:span text:style-name="T31_38"><text:s/></text:span><text:span text:style-name="T31_39">available</text:span><text:span text:style-name="T31_40"><text:s/></text:span><text:span text:style-name="T31_41">if</text:span><text:span text:style-name="T31_42"><text:s/></text:span><text:span text:style-name="T31_43">you</text:span><text:span text:style-name="T31_44"><text:s/></text:span><text:span text:style-name="T31_45">are</text:span><text:span text:style-name="T31_46"><text:s/></text:span><text:span text:style-name="T31_47">unclear</text:span><text:span text:style-name="T31_48">?</text:span></text:p>
                    </text:list-item>
                    <text:list-item>
                      <text:p text:style-name="P32"><text:span text:style-name="T32_1">Clarity</text:span><text:span text:style-name="T32_2"><text:line-break/></text:span><text:span text:style-name="T32_3">Is</text:span><text:span text:style-name="T32_4"><text:s/></text:span><text:span text:style-name="T32_5">the</text:span><text:span text:style-name="T32_6"><text:s/></text:span><text:span text:style-name="T32_7">language</text:span><text:span text:style-name="T32_8"><text:s/></text:span><text:span text:style-name="T32_9">appropriate</text:span><text:span text:style-name="T32_10"><text:s/></text:span><text:span text:style-name="T32_11">and</text:span><text:span text:style-name="T32_12"><text:s/></text:span><text:span text:style-name="T32_13">consistently</text:span><text:span text:style-name="T32_14"><text:s/></text:span><text:span text:style-name="T32_15">used</text:span><text:span text:style-name="T32_16">?<text:line-break/></text:span><text:span text:style-name="T32_17">Does</text:span><text:span text:style-name="T32_18"><text:s/></text:span><text:span text:style-name="T32_19">the</text:span><text:span text:style-name="T32_20"><text:s/></text:span><text:span text:style-name="T32_21">website</text:span><text:span text:style-name="T32_22"><text:s/></text:span><text:span text:style-name="T32_23">conform</text:span><text:span text:style-name="T32_24"><text:s/></text:span><text:span text:style-name="T32_25">to</text:span><text:span text:style-name="T32_26"><text:s/></text:span><text:span text:style-name="T32_27">standards</text:span><text:span text:style-name="T32_28"><text:s/></text:span><text:span text:style-name="T32_29">or</text:span><text:span text:style-name="T32_30"><text:s/></text:span><text:span text:style-name="T32_31">look</text:span><text:span text:style-name="T32_32"><text:s/></text:span><text:span text:style-name="T32_33">to</text:span><text:span text:style-name="T32_34"><text:s/></text:span><text:span text:style-name="T32_35">familiar</text:span><text:span text:style-name="T32_36"><text:s/></text:span><text:span text:style-name="T32_37">to</text:span><text:span text:style-name="T32_38"><text:s/></text:span><text:span text:style-name="T32_39">other</text:span><text:span text:style-name="T32_40"><text:s/></text:span><text:span text:style-name="T32_41">sites</text:span><text:span text:style-name="T32_42">?</text:span></text:p>
                    </text:list-item>
                    <text:list-item>
                      <text:p text:style-name="P33"><text:span text:style-name="T33_1">Error</text:span><text:span text:style-name="T33_2"><text:s/></text:span><text:span text:style-name="T33_3">Prevention</text:span><text:span text:style-name="T33_4"><text:s/></text:span><text:span text:style-name="T33_5">and</text:span><text:span text:style-name="T33_6"><text:s/></text:span><text:span text:style-name="T33_7">Recovery</text:span><text:span text:style-name="T33_8"><text:line-break/></text:span><text:span text:style-name="T33_9">Are</text:span><text:span text:style-name="T33_10"><text:s/></text:span><text:span text:style-name="T33_11">you</text:span><text:span text:style-name="T33_12"><text:s/></text:span><text:span text:style-name="T33_13">able</text:span><text:span text:style-name="T33_14"><text:s/></text:span><text:span text:style-name="T33_15">to</text:span><text:span text:style-name="T33_16"><text:s/></text:span><text:span text:style-name="T33_17">understand</text:span><text:span text:style-name="T33_18"><text:s/></text:span><text:span text:style-name="T33_19">error</text:span><text:span text:style-name="T33_20"><text:s/></text:span><text:span text:style-name="T33_21">messages</text:span><text:span text:style-name="T33_22">?<text:line-break/></text:span><text:span text:style-name="T33_23">Is</text:span><text:span text:style-name="T33_24"><text:s/></text:span><text:span text:style-name="T33_25">there</text:span><text:span text:style-name="T33_26"><text:s/></text:span><text:span text:style-name="T33_27">a</text:span><text:span text:style-name="T33_28"><text:s/></text:span><text:span text:style-name="T33_29">clear</text:span><text:span text:style-name="T33_30"><text:s/></text:span><text:span text:style-name="T33_31">way</text:span><text:span text:style-name="T33_32"><text:s/></text:span><text:span text:style-name="T33_33">to</text:span><text:span text:style-name="T33_34"><text:s/></text:span><text:span text:style-name="T33_35">exit</text:span><text:span text:style-name="T33_36"><text:s/></text:span><text:span text:style-name="T33_37">or</text:span><text:span text:style-name="T33_38"><text:s/></text:span><text:span text:style-name="T33_39">recover</text:span><text:span text:style-name="T33_40"><text:s/></text:span><text:span text:style-name="T33_41">from</text:span><text:span text:style-name="T33_42"><text:s/></text:span><text:span text:style-name="T33_43">an</text:span><text:span text:style-name="T33_44"><text:s/></text:span><text:span text:style-name="T33_45">error</text:span><text:span text:style-name="T33_46">?<text:line-break/></text:span><text:span text:style-name="T33_47">Are</text:span><text:span text:style-name="T33_48"><text:s/></text:span><text:span text:style-name="T33_49">ways</text:span><text:span text:style-name="T33_50"><text:s/></text:span><text:span text:style-name="T33_51">to</text:span><text:span text:style-name="T33_52"><text:s/></text:span><text:span text:style-name="T33_53">gain</text:span><text:span text:style-name="T33_54"><text:s/></text:span><text:span text:style-name="T33_55">assistance</text:span><text:span text:style-name="T33_56"><text:s/></text:span><text:span text:style-name="T33_57">clearly</text:span><text:span text:style-name="T33_58"><text:s/></text:span><text:span text:style-name="T33_59">available</text:span><text:span text:style-name="T33_60">?</text:span></text:p>
                    </text:list-item>
                  </text:list>
                </table:table-cell>
              </table:table-row>
            </table:table>
            <text:p text:style-name="P34"/>
          </table:table-cell>
        </table:table-row>
        <table:table-row table:style-name="Row3">
          <table:table-cell table:style-name="Cell5">
            <text:p text:style-name="P35"/>
          </table:table-cell>
          <table:table-cell table:style-name="Cell6">
            <text:p text:style-name="P36"/>
          </table:table-cell>
          <table:table-cell table:style-name="Cell7">
            <text:p text:style-name="P37"/>
          </table:table-cell>
        </table:table-row>
        <table:table-row table:style-name="Row4">
          <table:table-cell table:style-name="Cell8">
            <text:p text:style-name="P38"/>
          </table:table-cell>
          <table:table-cell table:style-name="Cell9">
            <text:p text:style-name="P39"/>
          </table:table-cell>
          <table:table-cell table:style-name="Cell10">
            <text:p text:style-name="P40"/>
            <table:table table:style-name="Table3">
              <table:table-column table:style-name="Column5"/>
              <table:table-row table:style-name="Row5">
                <table:table-cell table:style-name="Cell11">
                  <text:p text:style-name="P41"><text:span text:style-name="T41_1">Remember</text:span><text:span text:style-name="T41_2">!</text:span></text:p>
                  <text:list text:style-name="LS2" xml:id="list12">
                    <text:list-item>
                      <text:p text:style-name="P42"><text:span text:style-name="T42_1">This</text:span><text:span text:style-name="T42_2"><text:s/></text:span><text:span text:style-name="T42_3">activity</text:span><text:span text:style-name="T42_4"><text:s/></text:span><text:span text:style-name="T42_5">is</text:span><text:span text:style-name="T42_6"><text:s/></text:span><text:span text:style-name="T42_7">about</text:span><text:span text:style-name="T42_8"><text:s/></text:span><text:span text:style-name="T42_9">walking</text:span><text:span text:style-name="T42_10"><text:s/></text:span><text:span text:style-name="T42_11">through</text:span><text:span text:style-name="T42_12"><text:s/></text:span><text:span text:style-name="T42_13">and</text:span><text:span text:style-name="T42_14"><text:s/></text:span><text:span text:style-name="T42_15">testing</text:span><text:span text:style-name="T42_16"><text:s/></text:span><text:span text:style-name="T42_17">the</text:span><text:span text:style-name="T42_18"><text:s/></text:span><text:span text:style-name="T42_19">site</text:span><text:span text:style-name="T42_20">,<text:s/></text:span><text:span text:style-name="T42_21">not</text:span><text:span text:style-name="T42_22"><text:s/></text:span><text:span text:style-name="T42_23">your</text:span><text:span text:style-name="T42_24"><text:s/></text:span><text:span text:style-name="T42_25">abilities</text:span></text:p>
                    </text:list-item>
                    <text:list-item>
                      <text:p text:style-name="P43"><text:span text:style-name="T43_1">Try</text:span><text:span text:style-name="T43_2"><text:s/></text:span><text:span text:style-name="T43_3">to</text:span><text:span text:style-name="T43_4"><text:s/>“</text:span><text:span text:style-name="T43_5">think</text:span><text:span text:style-name="T43_6"><text:s/></text:span><text:span text:style-name="T43_7">aloud</text:span><text:span text:style-name="T43_8">”<text:s/></text:span><text:span text:style-name="T43_9">with</text:span><text:span text:style-name="T43_10"><text:s/></text:span><text:span text:style-name="T43_11">your</text:span><text:span text:style-name="T43_12"><text:s/></text:span><text:span text:style-name="T43_13">partner</text:span><text:span text:style-name="T43_14">:<text:s/></text:span><text:span text:style-name="T43_15">it</text:span><text:span text:style-name="T43_16"><text:s/></text:span><text:span text:style-name="T43_17">is</text:span><text:span text:style-name="T43_18"><text:s/></text:span><text:span text:style-name="T43_19">helpful</text:span><text:span text:style-name="T43_20"><text:s/></text:span><text:span text:style-name="T43_21">to</text:span><text:span text:style-name="T43_22"><text:s/></text:span><text:span text:style-name="T43_23">talk</text:span><text:span text:style-name="T43_24"><text:s/></text:span><text:span text:style-name="T43_25">through</text:span><text:span text:style-name="T43_26"><text:s/></text:span><text:span text:style-name="T43_27">what</text:span><text:span text:style-name="T43_28"><text:s/></text:span><text:span text:style-name="T43_29">you</text:span><text:span text:style-name="T43_30"><text:s/></text:span><text:span text:style-name="T43_31">are</text:span><text:span text:style-name="T43_32"><text:s/></text:span><text:span text:style-name="T43_33">doing</text:span><text:span text:style-name="T43_34"><text:s/></text:span><text:span text:style-name="T43_35">and</text:span><text:span text:style-name="T43_36"><text:s/></text:span><text:span text:style-name="T43_37">thinking</text:span><text:span text:style-name="T43_38"><text:s/></text:span><text:span text:style-name="T43_39">as</text:span><text:span text:style-name="T43_40"><text:s/></text:span><text:span text:style-name="T43_41">you</text:span><text:span text:style-name="T43_42"><text:s/></text:span><text:span text:style-name="T43_43">go</text:span></text:p>
                    </text:list-item>
                  </text:list>
                </table:table-cell>
              </table:table-row>
            </table:table>
            <text:p text:style-name="P44"/>
          </table:table-cell>
        </table:table-row>
      </table:table>
      <text:p text:style-name="P45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Montserrat" svg:font-family="Montserrat"/>
    <style:font-face style:name="Open Sans" svg:font-family="Open San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00%" fo:margin-top="0.706cm" fo:margin-bottom="0.212cm" fo:keep-with-next="always" fo:keep-together="always" style:writing-mode="lr-tb"/>
      <style:text-properties fo:font-size="20pt" style:font-size-asian="20pt" style:font-size-complex="20pt"/>
    </style:style>
    <style:style style:name="Heading_20_2" style:display-name="Heading 2" style:family="paragraph" style:parent-style-name="Standard">
      <style:paragraph-properties fo:break-before="auto" fo:line-height="100%" fo:margin-top="0.635cm" fo:margin-bottom="0.212cm" fo:keep-with-next="always" fo:keep-together="always" style:writing-mode="lr-tb"/>
      <style:text-properties fo:font-size="16pt" style:font-size-asian="16pt" style:font-size-complex="16pt" fo:font-weight="normal" style:font-weight-asian="normal" style:font-weight-complex="normal"/>
    </style:style>
    <style:style style:name="Heading_20_3" style:display-name="Heading 3" style:family="paragraph" style:parent-style-name="Standard">
      <style:paragraph-properties fo:break-before="auto" fo:line-height="100%" fo:margin-top="0.564cm" fo:margin-bottom="0.141cm" fo:keep-with-next="always" fo:keep-together="always" style:writing-mode="lr-tb"/>
      <style:text-properties fo:color="#434343" fo:font-size="14pt" style:font-size-asian="14pt" style:font-size-complex="14pt" fo:font-weight="normal" style:font-weight-asian="normal" style:font-weight-complex="normal"/>
    </style:style>
    <style:style style:name="Heading_20_4" style:display-name="Heading 4" style:family="paragraph" style:parent-style-name="Standard">
      <style:paragraph-properties fo:break-before="auto" fo:line-height="100%" fo:margin-top="0.494cm" fo:margin-bottom="0.141cm" fo:keep-with-next="always" fo:keep-together="always" style:writing-mode="lr-tb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>
      <style:paragraph-properties fo:break-before="auto" fo:line-height="100%" fo:margin-top="0.423cm" fo:margin-bottom="0.141cm" fo:keep-with-next="always" fo:keep-together="always" style:writing-mode="lr-tb"/>
      <style:text-properties fo:color="#666666" fo:font-size="11pt" style:font-size-asian="11pt" style:font-size-complex="11pt"/>
    </style:style>
    <style:style style:name="Heading_20_6" style:display-name="Heading 6" style:family="paragraph" style:parent-style-name="Standard">
      <style:paragraph-properties fo:break-before="auto" fo:line-height="100%" fo:margin-top="0.423cm" fo:margin-bottom="0.141cm" fo:keep-with-next="always" fo:keep-together="always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text-align="center" fo:break-before="auto" fo:line-height="100%" fo:keep-with-next="always" fo:keep-together="always" style:writing-mode="lr-tb"/>
      <style:text-properties style:font-name="Montserrat" fo:font-size="18pt" style:font-name-asian="Montserrat" style:font-size-asian="18pt" style:font-name-complex="Montserrat" style:font-size-complex="18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00%" fo:margin-top="0cm" fo:margin-bottom="0.564cm" fo:keep-with-next="always" fo:keep-together="always" style:writing-mode="lr-tb"/>
      <style:text-properties fo:font-style="normal" style:font-style-asian="normal" style:font-style-complex="normal" fo:color="#666666" style:font-name="Arial" fo:font-size="15pt" style:font-name-asian="Arial" style:font-size-asian="15pt" style:font-name-complex="Arial" style:font-size-complex="15pt"/>
    </style:style>
    <style:style style:name="List1Level0" style:family="text">
      <style:text-properties fo:font-size="8pt" style:font-size-asian="8pt" style:font-size-complex="8pt" style:text-underline-style="none"/>
    </style:style>
    <style:style style:name="List1Level1" style:family="text">
      <style:text-properties fo:font-size="8pt" style:font-size-asian="8pt" style:font-size-complex="8pt"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fo:font-size="8pt" style:font-size-asian="8pt" style:font-size-complex="8pt"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fo:font-size="8pt" style:font-size-asian="8pt" style:font-size-complex="8pt" style:text-underline-style="none"/>
      </text:list-level-style-bullet>
      <text:list-level-style-bullet text:bullet-char="■" text:style-name="List1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2Level0" style:family="text">
      <style:text-properties fo:color="#434343" fo:font-size="8pt" style:font-size-asian="8pt" style:font-size-complex="8pt"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list-style style:name="LS2">
      <text:list-level-style-bullet text:bullet-char="●" text:style-name="List2Level0" text:level="1">
        <style:list-level-properties text:space-before="0.635cm" text:min-label-width="0.635cm" fo:text-align="start"/>
        <style:text-properties fo:color="#434343" fo:font-size="8pt" style:font-size-asian="8pt" style:font-size-complex="8pt" style:text-underline-style="none"/>
      </text:list-level-style-bullet>
      <text:list-level-style-bullet text:bullet-char="○" text:style-name="List2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2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2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2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2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2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2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2Level8" text:level="9">
        <style:list-level-properties text:space-before="11.112cm" text:min-label-width="0.318cm" fo:text-align="start"/>
        <style:text-properties style:text-underline-style="non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7.94cm" fo:page-height="21.59cm" fo:padding-top="0cm" fo:margin-top="1.87cm" fo:padding-bottom="0cm" fo:margin-bottom="1.87cm" fo:padding-left="0cm" fo:margin-left="1.87cm" fo:padding-right="0cm" fo:margin-right="1.87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